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ating the thresholds for the ASCII-Art found on: <text:a xlink:href="https://www.c-sharpcorner.com/article/generating-ascii-art-from-an-image-using-C-Sharp/" xlink:type="simple">https://www.c-sharpcorner.com/article/generating-ascii-art-from-an-image-using-C-Sharp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4]*10/255" office:value-type="float" office:value="10" calcext:value-type="float">
            <text:p>10</text:p>
          </table:table-cell>
          <table:table-cell table:formula="of:=[.B4]/255" office:value-type="float" office:value="1" calcext:value-type="float">
            <text:p>1</text:p>
          </table:table-cell>
          <table:table-cell table:formula="of:=ROUNDDOWN([.C4]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4]-1" office:value-type="float" office:value="254" calcext:value-type="float">
            <text:p>254</text:p>
          </table:table-cell>
          <table:table-cell table:formula="of:=[.B5]*10/255" office:value-type="float" office:value="9.96078431372549" calcext:value-type="float">
            <text:p>9.96078431372549</text:p>
          </table:table-cell>
          <table:table-cell table:formula="of:=[.B5]/255" office:value-type="float" office:value="0.996078431372549" calcext:value-type="float">
            <text:p>0.996078431372549</text:p>
          </table:table-cell>
          <table:table-cell table:formula="of:=ROUNDDOWN([.C5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5]-1" office:value-type="float" office:value="253" calcext:value-type="float">
            <text:p>253</text:p>
          </table:table-cell>
          <table:table-cell table:formula="of:=[.B6]*10/255" office:value-type="float" office:value="9.92156862745098" calcext:value-type="float">
            <text:p>9.92156862745098</text:p>
          </table:table-cell>
          <table:table-cell table:formula="of:=[.B6]/255" office:value-type="float" office:value="0.992156862745098" calcext:value-type="float">
            <text:p>0.992156862745098</text:p>
          </table:table-cell>
          <table:table-cell table:formula="of:=ROUNDDOWN([.C6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6]-1" office:value-type="float" office:value="252" calcext:value-type="float">
            <text:p>252</text:p>
          </table:table-cell>
          <table:table-cell table:formula="of:=[.B7]*10/255" office:value-type="float" office:value="9.88235294117647" calcext:value-type="float">
            <text:p>9.88235294117647</text:p>
          </table:table-cell>
          <table:table-cell table:formula="of:=[.B7]/255" office:value-type="float" office:value="0.988235294117647" calcext:value-type="float">
            <text:p>0.988235294117647</text:p>
          </table:table-cell>
          <table:table-cell table:formula="of:=ROUNDDOWN([.C7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7]-1" office:value-type="float" office:value="251" calcext:value-type="float">
            <text:p>251</text:p>
          </table:table-cell>
          <table:table-cell table:formula="of:=[.B8]*10/255" office:value-type="float" office:value="9.84313725490196" calcext:value-type="float">
            <text:p>9.84313725490196</text:p>
          </table:table-cell>
          <table:table-cell table:formula="of:=[.B8]/255" office:value-type="float" office:value="0.984313725490196" calcext:value-type="float">
            <text:p>0.984313725490196</text:p>
          </table:table-cell>
          <table:table-cell table:formula="of:=ROUNDDOWN([.C8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8]-1" office:value-type="float" office:value="250" calcext:value-type="float">
            <text:p>250</text:p>
          </table:table-cell>
          <table:table-cell table:formula="of:=[.B9]*10/255" office:value-type="float" office:value="9.80392156862745" calcext:value-type="float">
            <text:p>9.80392156862745</text:p>
          </table:table-cell>
          <table:table-cell table:formula="of:=[.B9]/255" office:value-type="float" office:value="0.980392156862745" calcext:value-type="float">
            <text:p>0.980392156862745</text:p>
          </table:table-cell>
          <table:table-cell table:formula="of:=ROUNDDOWN([.C9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9]-1" office:value-type="float" office:value="249" calcext:value-type="float">
            <text:p>249</text:p>
          </table:table-cell>
          <table:table-cell table:formula="of:=[.B10]*10/255" office:value-type="float" office:value="9.76470588235294" calcext:value-type="float">
            <text:p>9.76470588235294</text:p>
          </table:table-cell>
          <table:table-cell table:formula="of:=[.B10]/255" office:value-type="float" office:value="0.976470588235294" calcext:value-type="float">
            <text:p>0.976470588235294</text:p>
          </table:table-cell>
          <table:table-cell table:formula="of:=ROUNDDOWN([.C10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0]-1" office:value-type="float" office:value="248" calcext:value-type="float">
            <text:p>248</text:p>
          </table:table-cell>
          <table:table-cell table:formula="of:=[.B11]*10/255" office:value-type="float" office:value="9.72549019607843" calcext:value-type="float">
            <text:p>9.72549019607843</text:p>
          </table:table-cell>
          <table:table-cell table:formula="of:=[.B11]/255" office:value-type="float" office:value="0.972549019607843" calcext:value-type="float">
            <text:p>0.972549019607843</text:p>
          </table:table-cell>
          <table:table-cell table:formula="of:=ROUNDDOWN([.C11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1]-1" office:value-type="float" office:value="247" calcext:value-type="float">
            <text:p>247</text:p>
          </table:table-cell>
          <table:table-cell table:formula="of:=[.B12]*10/255" office:value-type="float" office:value="9.68627450980392" calcext:value-type="float">
            <text:p>9.68627450980392</text:p>
          </table:table-cell>
          <table:table-cell table:formula="of:=[.B12]/255" office:value-type="float" office:value="0.968627450980392" calcext:value-type="float">
            <text:p>0.968627450980392</text:p>
          </table:table-cell>
          <table:table-cell table:formula="of:=ROUNDDOWN([.C12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2]-1" office:value-type="float" office:value="246" calcext:value-type="float">
            <text:p>246</text:p>
          </table:table-cell>
          <table:table-cell table:formula="of:=[.B13]*10/255" office:value-type="float" office:value="9.64705882352941" calcext:value-type="float">
            <text:p>9.64705882352941</text:p>
          </table:table-cell>
          <table:table-cell table:formula="of:=[.B13]/255" office:value-type="float" office:value="0.964705882352941" calcext:value-type="float">
            <text:p>0.964705882352941</text:p>
          </table:table-cell>
          <table:table-cell table:formula="of:=ROUNDDOWN([.C13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3]-1" office:value-type="float" office:value="245" calcext:value-type="float">
            <text:p>245</text:p>
          </table:table-cell>
          <table:table-cell table:formula="of:=[.B14]*10/255" office:value-type="float" office:value="9.6078431372549" calcext:value-type="float">
            <text:p>9.6078431372549</text:p>
          </table:table-cell>
          <table:table-cell table:formula="of:=[.B14]/255" office:value-type="float" office:value="0.96078431372549" calcext:value-type="float">
            <text:p>0.96078431372549</text:p>
          </table:table-cell>
          <table:table-cell table:formula="of:=ROUNDDOWN([.C14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4]-1" office:value-type="float" office:value="244" calcext:value-type="float">
            <text:p>244</text:p>
          </table:table-cell>
          <table:table-cell table:formula="of:=[.B15]*10/255" office:value-type="float" office:value="9.56862745098039" calcext:value-type="float">
            <text:p>9.56862745098039</text:p>
          </table:table-cell>
          <table:table-cell table:formula="of:=[.B15]/255" office:value-type="float" office:value="0.956862745098039" calcext:value-type="float">
            <text:p>0.956862745098039</text:p>
          </table:table-cell>
          <table:table-cell table:formula="of:=ROUNDDOWN([.C15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5]-1" office:value-type="float" office:value="243" calcext:value-type="float">
            <text:p>243</text:p>
          </table:table-cell>
          <table:table-cell table:formula="of:=[.B16]*10/255" office:value-type="float" office:value="9.52941176470588" calcext:value-type="float">
            <text:p>9.52941176470588</text:p>
          </table:table-cell>
          <table:table-cell table:formula="of:=[.B16]/255" office:value-type="float" office:value="0.952941176470588" calcext:value-type="float">
            <text:p>0.952941176470588</text:p>
          </table:table-cell>
          <table:table-cell table:formula="of:=ROUNDDOWN([.C16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6]-1" office:value-type="float" office:value="242" calcext:value-type="float">
            <text:p>242</text:p>
          </table:table-cell>
          <table:table-cell table:formula="of:=[.B17]*10/255" office:value-type="float" office:value="9.49019607843137" calcext:value-type="float">
            <text:p>9.49019607843137</text:p>
          </table:table-cell>
          <table:table-cell table:formula="of:=[.B17]/255" office:value-type="float" office:value="0.949019607843137" calcext:value-type="float">
            <text:p>0.949019607843137</text:p>
          </table:table-cell>
          <table:table-cell table:formula="of:=ROUNDDOWN([.C17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7]-1" office:value-type="float" office:value="241" calcext:value-type="float">
            <text:p>241</text:p>
          </table:table-cell>
          <table:table-cell table:formula="of:=[.B18]*10/255" office:value-type="float" office:value="9.45098039215686" calcext:value-type="float">
            <text:p>9.45098039215686</text:p>
          </table:table-cell>
          <table:table-cell table:formula="of:=[.B18]/255" office:value-type="float" office:value="0.945098039215686" calcext:value-type="float">
            <text:p>0.945098039215686</text:p>
          </table:table-cell>
          <table:table-cell table:formula="of:=ROUNDDOWN([.C18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8]-1" office:value-type="float" office:value="240" calcext:value-type="float">
            <text:p>240</text:p>
          </table:table-cell>
          <table:table-cell table:formula="of:=[.B19]*10/255" office:value-type="float" office:value="9.41176470588235" calcext:value-type="float">
            <text:p>9.41176470588235</text:p>
          </table:table-cell>
          <table:table-cell table:formula="of:=[.B19]/255" office:value-type="float" office:value="0.941176470588235" calcext:value-type="float">
            <text:p>0.941176470588235</text:p>
          </table:table-cell>
          <table:table-cell table:formula="of:=ROUNDDOWN([.C19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9]-1" office:value-type="float" office:value="239" calcext:value-type="float">
            <text:p>239</text:p>
          </table:table-cell>
          <table:table-cell table:formula="of:=[.B20]*10/255" office:value-type="float" office:value="9.37254901960784" calcext:value-type="float">
            <text:p>9.37254901960784</text:p>
          </table:table-cell>
          <table:table-cell table:formula="of:=[.B20]/255" office:value-type="float" office:value="0.937254901960784" calcext:value-type="float">
            <text:p>0.937254901960784</text:p>
          </table:table-cell>
          <table:table-cell table:formula="of:=ROUNDDOWN([.C20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20]-1" office:value-type="float" office:value="238" calcext:value-type="float">
            <text:p>238</text:p>
          </table:table-cell>
          <table:table-cell table:formula="of:=[.B21]*10/255" office:value-type="float" office:value="9.33333333333333" calcext:value-type="float">
            <text:p>9.33333333333333</text:p>
          </table:table-cell>
          <table:table-cell table:formula="of:=[.B21]/255" office:value-type="float" office:value="0.933333333333333" calcext:value-type="float">
            <text:p>0.933333333333333</text:p>
          </table:table-cell>
          <table:table-cell table:formula="of:=ROUNDDOWN([.C21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21]-1" office:value-type="float" office:value="237" calcext:value-type="float">
            <text:p>237</text:p>
          </table:table-cell>
          <table:table-cell table:formula="of:=[.B22]*10/255" office:value-type="float" office:value="9.29411764705882" calcext:value-type="float">
            <text:p>9.29411764705882</text:p>
          </table:table-cell>
          <table:table-cell table:formula="of:=[.B22]/255" office:value-type="float" office:value="0.929411764705882" calcext:value-type="float">
            <text:p>0.929411764705882</text:p>
          </table:table-cell>
          <table:table-cell table:formula="of:=ROUNDDOWN([.C22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22]-1" office:value-type="float" office:value="236" calcext:value-type="float">
            <text:p>236</text:p>
          </table:table-cell>
          <table:table-cell table:formula="of:=[.B23]*10/255" office:value-type="float" office:value="9.25490196078431" calcext:value-type="float">
            <text:p>9.25490196078431</text:p>
          </table:table-cell>
          <table:table-cell table:formula="of:=[.B23]/255" office:value-type="float" office:value="0.925490196078431" calcext:value-type="float">
            <text:p>0.925490196078431</text:p>
          </table:table-cell>
          <table:table-cell table:formula="of:=ROUNDDOWN([.C23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23]-1" office:value-type="float" office:value="235" calcext:value-type="float">
            <text:p>235</text:p>
          </table:table-cell>
          <table:table-cell table:formula="of:=[.B24]*10/255" office:value-type="float" office:value="9.2156862745098" calcext:value-type="float">
            <text:p>9.2156862745098</text:p>
          </table:table-cell>
          <table:table-cell table:formula="of:=[.B24]/255" office:value-type="float" office:value="0.92156862745098" calcext:value-type="float">
            <text:p>0.92156862745098</text:p>
          </table:table-cell>
          <table:table-cell table:formula="of:=ROUNDDOWN([.C24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24]-1" office:value-type="float" office:value="234" calcext:value-type="float">
            <text:p>234</text:p>
          </table:table-cell>
          <table:table-cell table:formula="of:=[.B25]*10/255" office:value-type="float" office:value="9.17647058823529" calcext:value-type="float">
            <text:p>9.17647058823529</text:p>
          </table:table-cell>
          <table:table-cell table:formula="of:=[.B25]/255" office:value-type="float" office:value="0.917647058823529" calcext:value-type="float">
            <text:p>0.917647058823529</text:p>
          </table:table-cell>
          <table:table-cell table:formula="of:=ROUNDDOWN([.C25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25]-1" office:value-type="float" office:value="233" calcext:value-type="float">
            <text:p>233</text:p>
          </table:table-cell>
          <table:table-cell table:formula="of:=[.B26]*10/255" office:value-type="float" office:value="9.13725490196078" calcext:value-type="float">
            <text:p>9.13725490196078</text:p>
          </table:table-cell>
          <table:table-cell table:formula="of:=[.B26]/255" office:value-type="float" office:value="0.913725490196078" calcext:value-type="float">
            <text:p>0.913725490196078</text:p>
          </table:table-cell>
          <table:table-cell table:formula="of:=ROUNDDOWN([.C26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26]-1" office:value-type="float" office:value="232" calcext:value-type="float">
            <text:p>232</text:p>
          </table:table-cell>
          <table:table-cell table:formula="of:=[.B27]*10/255" office:value-type="float" office:value="9.09803921568627" calcext:value-type="float">
            <text:p>9.09803921568627</text:p>
          </table:table-cell>
          <table:table-cell table:formula="of:=[.B27]/255" office:value-type="float" office:value="0.909803921568627" calcext:value-type="float">
            <text:p>0.909803921568627</text:p>
          </table:table-cell>
          <table:table-cell table:formula="of:=ROUNDDOWN([.C27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27]-1" office:value-type="float" office:value="231" calcext:value-type="float">
            <text:p>231</text:p>
          </table:table-cell>
          <table:table-cell table:formula="of:=[.B28]*10/255" office:value-type="float" office:value="9.05882352941176" calcext:value-type="float">
            <text:p>9.05882352941176</text:p>
          </table:table-cell>
          <table:table-cell table:formula="of:=[.B28]/255" office:value-type="float" office:value="0.905882352941176" calcext:value-type="float">
            <text:p>0.905882352941176</text:p>
          </table:table-cell>
          <table:table-cell table:formula="of:=ROUNDDOWN([.C28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28]-1" office:value-type="float" office:value="230" calcext:value-type="float">
            <text:p>230</text:p>
          </table:table-cell>
          <table:table-cell table:formula="of:=[.B29]*10/255" office:value-type="float" office:value="9.01960784313726" calcext:value-type="float">
            <text:p>9.01960784313726</text:p>
          </table:table-cell>
          <table:table-cell table:formula="of:=[.B29]/255" office:value-type="float" office:value="0.901960784313726" calcext:value-type="float">
            <text:p>0.901960784313726</text:p>
          </table:table-cell>
          <table:table-cell table:formula="of:=ROUNDDOWN([.C29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29]-1" office:value-type="float" office:value="229" calcext:value-type="float">
            <text:p>229</text:p>
          </table:table-cell>
          <table:table-cell table:formula="of:=[.B30]*10/255" office:value-type="float" office:value="8.98039215686275" calcext:value-type="float">
            <text:p>8.98039215686275</text:p>
          </table:table-cell>
          <table:table-cell table:formula="of:=[.B30]/255" office:value-type="float" office:value="0.898039215686275" calcext:value-type="float">
            <text:p>0.898039215686275</text:p>
          </table:table-cell>
          <table:table-cell table:formula="of:=ROUNDDOWN([.C30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0]-1" office:value-type="float" office:value="228" calcext:value-type="float">
            <text:p>228</text:p>
          </table:table-cell>
          <table:table-cell table:formula="of:=[.B31]*10/255" office:value-type="float" office:value="8.94117647058824" calcext:value-type="float">
            <text:p>8.94117647058824</text:p>
          </table:table-cell>
          <table:table-cell table:formula="of:=[.B31]/255" office:value-type="float" office:value="0.894117647058824" calcext:value-type="float">
            <text:p>0.894117647058824</text:p>
          </table:table-cell>
          <table:table-cell table:formula="of:=ROUNDDOWN([.C31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1]-1" office:value-type="float" office:value="227" calcext:value-type="float">
            <text:p>227</text:p>
          </table:table-cell>
          <table:table-cell table:formula="of:=[.B32]*10/255" office:value-type="float" office:value="8.90196078431373" calcext:value-type="float">
            <text:p>8.90196078431373</text:p>
          </table:table-cell>
          <table:table-cell table:formula="of:=[.B32]/255" office:value-type="float" office:value="0.890196078431372" calcext:value-type="float">
            <text:p>0.890196078431372</text:p>
          </table:table-cell>
          <table:table-cell table:formula="of:=ROUNDDOWN([.C32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2]-1" office:value-type="float" office:value="226" calcext:value-type="float">
            <text:p>226</text:p>
          </table:table-cell>
          <table:table-cell table:formula="of:=[.B33]*10/255" office:value-type="float" office:value="8.86274509803922" calcext:value-type="float">
            <text:p>8.86274509803922</text:p>
          </table:table-cell>
          <table:table-cell table:formula="of:=[.B33]/255" office:value-type="float" office:value="0.886274509803921" calcext:value-type="float">
            <text:p>0.886274509803921</text:p>
          </table:table-cell>
          <table:table-cell table:formula="of:=ROUNDDOWN([.C33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3]-1" office:value-type="float" office:value="225" calcext:value-type="float">
            <text:p>225</text:p>
          </table:table-cell>
          <table:table-cell table:formula="of:=[.B34]*10/255" office:value-type="float" office:value="8.82352941176471" calcext:value-type="float">
            <text:p>8.82352941176471</text:p>
          </table:table-cell>
          <table:table-cell table:formula="of:=[.B34]/255" office:value-type="float" office:value="0.882352941176471" calcext:value-type="float">
            <text:p>0.882352941176471</text:p>
          </table:table-cell>
          <table:table-cell table:formula="of:=ROUNDDOWN([.C34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4]-1" office:value-type="float" office:value="224" calcext:value-type="float">
            <text:p>224</text:p>
          </table:table-cell>
          <table:table-cell table:formula="of:=[.B35]*10/255" office:value-type="float" office:value="8.7843137254902" calcext:value-type="float">
            <text:p>8.7843137254902</text:p>
          </table:table-cell>
          <table:table-cell table:formula="of:=[.B35]/255" office:value-type="float" office:value="0.87843137254902" calcext:value-type="float">
            <text:p>0.87843137254902</text:p>
          </table:table-cell>
          <table:table-cell table:formula="of:=ROUNDDOWN([.C35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5]-1" office:value-type="float" office:value="223" calcext:value-type="float">
            <text:p>223</text:p>
          </table:table-cell>
          <table:table-cell table:formula="of:=[.B36]*10/255" office:value-type="float" office:value="8.74509803921569" calcext:value-type="float">
            <text:p>8.74509803921569</text:p>
          </table:table-cell>
          <table:table-cell table:formula="of:=[.B36]/255" office:value-type="float" office:value="0.874509803921569" calcext:value-type="float">
            <text:p>0.874509803921569</text:p>
          </table:table-cell>
          <table:table-cell table:formula="of:=ROUNDDOWN([.C36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6]-1" office:value-type="float" office:value="222" calcext:value-type="float">
            <text:p>222</text:p>
          </table:table-cell>
          <table:table-cell table:formula="of:=[.B37]*10/255" office:value-type="float" office:value="8.70588235294118" calcext:value-type="float">
            <text:p>8.70588235294118</text:p>
          </table:table-cell>
          <table:table-cell table:formula="of:=[.B37]/255" office:value-type="float" office:value="0.870588235294118" calcext:value-type="float">
            <text:p>0.870588235294118</text:p>
          </table:table-cell>
          <table:table-cell table:formula="of:=ROUNDDOWN([.C37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7]-1" office:value-type="float" office:value="221" calcext:value-type="float">
            <text:p>221</text:p>
          </table:table-cell>
          <table:table-cell table:formula="of:=[.B38]*10/255" office:value-type="float" office:value="8.66666666666667" calcext:value-type="float">
            <text:p>8.66666666666667</text:p>
          </table:table-cell>
          <table:table-cell table:formula="of:=[.B38]/255" office:value-type="float" office:value="0.866666666666667" calcext:value-type="float">
            <text:p>0.866666666666667</text:p>
          </table:table-cell>
          <table:table-cell table:formula="of:=ROUNDDOWN([.C38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8]-1" office:value-type="float" office:value="220" calcext:value-type="float">
            <text:p>220</text:p>
          </table:table-cell>
          <table:table-cell table:formula="of:=[.B39]*10/255" office:value-type="float" office:value="8.62745098039216" calcext:value-type="float">
            <text:p>8.62745098039216</text:p>
          </table:table-cell>
          <table:table-cell table:formula="of:=[.B39]/255" office:value-type="float" office:value="0.862745098039216" calcext:value-type="float">
            <text:p>0.862745098039216</text:p>
          </table:table-cell>
          <table:table-cell table:formula="of:=ROUNDDOWN([.C39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9]-1" office:value-type="float" office:value="219" calcext:value-type="float">
            <text:p>219</text:p>
          </table:table-cell>
          <table:table-cell table:formula="of:=[.B40]*10/255" office:value-type="float" office:value="8.58823529411765" calcext:value-type="float">
            <text:p>8.58823529411765</text:p>
          </table:table-cell>
          <table:table-cell table:formula="of:=[.B40]/255" office:value-type="float" office:value="0.858823529411765" calcext:value-type="float">
            <text:p>0.858823529411765</text:p>
          </table:table-cell>
          <table:table-cell table:formula="of:=ROUNDDOWN([.C40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0]-1" office:value-type="float" office:value="218" calcext:value-type="float">
            <text:p>218</text:p>
          </table:table-cell>
          <table:table-cell table:formula="of:=[.B41]*10/255" office:value-type="float" office:value="8.54901960784314" calcext:value-type="float">
            <text:p>8.54901960784314</text:p>
          </table:table-cell>
          <table:table-cell table:formula="of:=[.B41]/255" office:value-type="float" office:value="0.854901960784314" calcext:value-type="float">
            <text:p>0.854901960784314</text:p>
          </table:table-cell>
          <table:table-cell table:formula="of:=ROUNDDOWN([.C41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1]-1" office:value-type="float" office:value="217" calcext:value-type="float">
            <text:p>217</text:p>
          </table:table-cell>
          <table:table-cell table:formula="of:=[.B42]*10/255" office:value-type="float" office:value="8.50980392156863" calcext:value-type="float">
            <text:p>8.50980392156863</text:p>
          </table:table-cell>
          <table:table-cell table:formula="of:=[.B42]/255" office:value-type="float" office:value="0.850980392156863" calcext:value-type="float">
            <text:p>0.850980392156863</text:p>
          </table:table-cell>
          <table:table-cell table:formula="of:=ROUNDDOWN([.C42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2]-1" office:value-type="float" office:value="216" calcext:value-type="float">
            <text:p>216</text:p>
          </table:table-cell>
          <table:table-cell table:formula="of:=[.B43]*10/255" office:value-type="float" office:value="8.47058823529412" calcext:value-type="float">
            <text:p>8.47058823529412</text:p>
          </table:table-cell>
          <table:table-cell table:formula="of:=[.B43]/255" office:value-type="float" office:value="0.847058823529412" calcext:value-type="float">
            <text:p>0.847058823529412</text:p>
          </table:table-cell>
          <table:table-cell table:formula="of:=ROUNDDOWN([.C43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3]-1" office:value-type="float" office:value="215" calcext:value-type="float">
            <text:p>215</text:p>
          </table:table-cell>
          <table:table-cell table:formula="of:=[.B44]*10/255" office:value-type="float" office:value="8.43137254901961" calcext:value-type="float">
            <text:p>8.43137254901961</text:p>
          </table:table-cell>
          <table:table-cell table:formula="of:=[.B44]/255" office:value-type="float" office:value="0.843137254901961" calcext:value-type="float">
            <text:p>0.843137254901961</text:p>
          </table:table-cell>
          <table:table-cell table:formula="of:=ROUNDDOWN([.C44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4]-1" office:value-type="float" office:value="214" calcext:value-type="float">
            <text:p>214</text:p>
          </table:table-cell>
          <table:table-cell table:formula="of:=[.B45]*10/255" office:value-type="float" office:value="8.3921568627451" calcext:value-type="float">
            <text:p>8.3921568627451</text:p>
          </table:table-cell>
          <table:table-cell table:formula="of:=[.B45]/255" office:value-type="float" office:value="0.83921568627451" calcext:value-type="float">
            <text:p>0.83921568627451</text:p>
          </table:table-cell>
          <table:table-cell table:formula="of:=ROUNDDOWN([.C45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5]-1" office:value-type="float" office:value="213" calcext:value-type="float">
            <text:p>213</text:p>
          </table:table-cell>
          <table:table-cell table:formula="of:=[.B46]*10/255" office:value-type="float" office:value="8.35294117647059" calcext:value-type="float">
            <text:p>8.35294117647059</text:p>
          </table:table-cell>
          <table:table-cell table:formula="of:=[.B46]/255" office:value-type="float" office:value="0.835294117647059" calcext:value-type="float">
            <text:p>0.835294117647059</text:p>
          </table:table-cell>
          <table:table-cell table:formula="of:=ROUNDDOWN([.C46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6]-1" office:value-type="float" office:value="212" calcext:value-type="float">
            <text:p>212</text:p>
          </table:table-cell>
          <table:table-cell table:formula="of:=[.B47]*10/255" office:value-type="float" office:value="8.31372549019608" calcext:value-type="float">
            <text:p>8.31372549019608</text:p>
          </table:table-cell>
          <table:table-cell table:formula="of:=[.B47]/255" office:value-type="float" office:value="0.831372549019608" calcext:value-type="float">
            <text:p>0.831372549019608</text:p>
          </table:table-cell>
          <table:table-cell table:formula="of:=ROUNDDOWN([.C47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7]-1" office:value-type="float" office:value="211" calcext:value-type="float">
            <text:p>211</text:p>
          </table:table-cell>
          <table:table-cell table:formula="of:=[.B48]*10/255" office:value-type="float" office:value="8.27450980392157" calcext:value-type="float">
            <text:p>8.27450980392157</text:p>
          </table:table-cell>
          <table:table-cell table:formula="of:=[.B48]/255" office:value-type="float" office:value="0.827450980392157" calcext:value-type="float">
            <text:p>0.827450980392157</text:p>
          </table:table-cell>
          <table:table-cell table:formula="of:=ROUNDDOWN([.C48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8]-1" office:value-type="float" office:value="210" calcext:value-type="float">
            <text:p>210</text:p>
          </table:table-cell>
          <table:table-cell table:formula="of:=[.B49]*10/255" office:value-type="float" office:value="8.23529411764706" calcext:value-type="float">
            <text:p>8.23529411764706</text:p>
          </table:table-cell>
          <table:table-cell table:formula="of:=[.B49]/255" office:value-type="float" office:value="0.823529411764706" calcext:value-type="float">
            <text:p>0.823529411764706</text:p>
          </table:table-cell>
          <table:table-cell table:formula="of:=ROUNDDOWN([.C49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9]-1" office:value-type="float" office:value="209" calcext:value-type="float">
            <text:p>209</text:p>
          </table:table-cell>
          <table:table-cell table:formula="of:=[.B50]*10/255" office:value-type="float" office:value="8.19607843137255" calcext:value-type="float">
            <text:p>8.19607843137255</text:p>
          </table:table-cell>
          <table:table-cell table:formula="of:=[.B50]/255" office:value-type="float" office:value="0.819607843137255" calcext:value-type="float">
            <text:p>0.819607843137255</text:p>
          </table:table-cell>
          <table:table-cell table:formula="of:=ROUNDDOWN([.C50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50]-1" office:value-type="float" office:value="208" calcext:value-type="float">
            <text:p>208</text:p>
          </table:table-cell>
          <table:table-cell table:formula="of:=[.B51]*10/255" office:value-type="float" office:value="8.15686274509804" calcext:value-type="float">
            <text:p>8.15686274509804</text:p>
          </table:table-cell>
          <table:table-cell table:formula="of:=[.B51]/255" office:value-type="float" office:value="0.815686274509804" calcext:value-type="float">
            <text:p>0.815686274509804</text:p>
          </table:table-cell>
          <table:table-cell table:formula="of:=ROUNDDOWN([.C51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51]-1" office:value-type="float" office:value="207" calcext:value-type="float">
            <text:p>207</text:p>
          </table:table-cell>
          <table:table-cell table:formula="of:=[.B52]*10/255" office:value-type="float" office:value="8.11764705882353" calcext:value-type="float">
            <text:p>8.11764705882353</text:p>
          </table:table-cell>
          <table:table-cell table:formula="of:=[.B52]/255" office:value-type="float" office:value="0.811764705882353" calcext:value-type="float">
            <text:p>0.811764705882353</text:p>
          </table:table-cell>
          <table:table-cell table:formula="of:=ROUNDDOWN([.C52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52]-1" office:value-type="float" office:value="206" calcext:value-type="float">
            <text:p>206</text:p>
          </table:table-cell>
          <table:table-cell table:formula="of:=[.B53]*10/255" office:value-type="float" office:value="8.07843137254902" calcext:value-type="float">
            <text:p>8.07843137254902</text:p>
          </table:table-cell>
          <table:table-cell table:formula="of:=[.B53]/255" office:value-type="float" office:value="0.807843137254902" calcext:value-type="float">
            <text:p>0.807843137254902</text:p>
          </table:table-cell>
          <table:table-cell table:formula="of:=ROUNDDOWN([.C53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53]-1" office:value-type="float" office:value="205" calcext:value-type="float">
            <text:p>205</text:p>
          </table:table-cell>
          <table:table-cell table:formula="of:=[.B54]*10/255" office:value-type="float" office:value="8.03921568627451" calcext:value-type="float">
            <text:p>8.03921568627451</text:p>
          </table:table-cell>
          <table:table-cell table:formula="of:=[.B54]/255" office:value-type="float" office:value="0.803921568627451" calcext:value-type="float">
            <text:p>0.803921568627451</text:p>
          </table:table-cell>
          <table:table-cell table:formula="of:=ROUNDDOWN([.C54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54]-1" office:value-type="float" office:value="204" calcext:value-type="float">
            <text:p>204</text:p>
          </table:table-cell>
          <table:table-cell table:formula="of:=[.B55]*10/255" office:value-type="float" office:value="8" calcext:value-type="float">
            <text:p>8</text:p>
          </table:table-cell>
          <table:table-cell table:formula="of:=[.B55]/255" office:value-type="float" office:value="0.8" calcext:value-type="float">
            <text:p>0.8</text:p>
          </table:table-cell>
          <table:table-cell table:formula="of:=ROUNDDOWN([.C55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55]-1" office:value-type="float" office:value="203" calcext:value-type="float">
            <text:p>203</text:p>
          </table:table-cell>
          <table:table-cell table:formula="of:=[.B56]*10/255" office:value-type="float" office:value="7.96078431372549" calcext:value-type="float">
            <text:p>7.96078431372549</text:p>
          </table:table-cell>
          <table:table-cell table:formula="of:=[.B56]/255" office:value-type="float" office:value="0.796078431372549" calcext:value-type="float">
            <text:p>0.796078431372549</text:p>
          </table:table-cell>
          <table:table-cell table:formula="of:=ROUNDDOWN([.C56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56]-1" office:value-type="float" office:value="202" calcext:value-type="float">
            <text:p>202</text:p>
          </table:table-cell>
          <table:table-cell table:formula="of:=[.B57]*10/255" office:value-type="float" office:value="7.92156862745098" calcext:value-type="float">
            <text:p>7.92156862745098</text:p>
          </table:table-cell>
          <table:table-cell table:formula="of:=[.B57]/255" office:value-type="float" office:value="0.792156862745098" calcext:value-type="float">
            <text:p>0.792156862745098</text:p>
          </table:table-cell>
          <table:table-cell table:formula="of:=ROUNDDOWN([.C57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57]-1" office:value-type="float" office:value="201" calcext:value-type="float">
            <text:p>201</text:p>
          </table:table-cell>
          <table:table-cell table:formula="of:=[.B58]*10/255" office:value-type="float" office:value="7.88235294117647" calcext:value-type="float">
            <text:p>7.88235294117647</text:p>
          </table:table-cell>
          <table:table-cell table:formula="of:=[.B58]/255" office:value-type="float" office:value="0.788235294117647" calcext:value-type="float">
            <text:p>0.788235294117647</text:p>
          </table:table-cell>
          <table:table-cell table:formula="of:=ROUNDDOWN([.C58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58]-1" office:value-type="float" office:value="200" calcext:value-type="float">
            <text:p>200</text:p>
          </table:table-cell>
          <table:table-cell table:formula="of:=[.B59]*10/255" office:value-type="float" office:value="7.84313725490196" calcext:value-type="float">
            <text:p>7.84313725490196</text:p>
          </table:table-cell>
          <table:table-cell table:formula="of:=[.B59]/255" office:value-type="float" office:value="0.784313725490196" calcext:value-type="float">
            <text:p>0.784313725490196</text:p>
          </table:table-cell>
          <table:table-cell table:formula="of:=ROUNDDOWN([.C59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59]-1" office:value-type="float" office:value="199" calcext:value-type="float">
            <text:p>199</text:p>
          </table:table-cell>
          <table:table-cell table:formula="of:=[.B60]*10/255" office:value-type="float" office:value="7.80392156862745" calcext:value-type="float">
            <text:p>7.80392156862745</text:p>
          </table:table-cell>
          <table:table-cell table:formula="of:=[.B60]/255" office:value-type="float" office:value="0.780392156862745" calcext:value-type="float">
            <text:p>0.780392156862745</text:p>
          </table:table-cell>
          <table:table-cell table:formula="of:=ROUNDDOWN([.C60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0]-1" office:value-type="float" office:value="198" calcext:value-type="float">
            <text:p>198</text:p>
          </table:table-cell>
          <table:table-cell table:formula="of:=[.B61]*10/255" office:value-type="float" office:value="7.76470588235294" calcext:value-type="float">
            <text:p>7.76470588235294</text:p>
          </table:table-cell>
          <table:table-cell table:formula="of:=[.B61]/255" office:value-type="float" office:value="0.776470588235294" calcext:value-type="float">
            <text:p>0.776470588235294</text:p>
          </table:table-cell>
          <table:table-cell table:formula="of:=ROUNDDOWN([.C61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1]-1" office:value-type="float" office:value="197" calcext:value-type="float">
            <text:p>197</text:p>
          </table:table-cell>
          <table:table-cell table:formula="of:=[.B62]*10/255" office:value-type="float" office:value="7.72549019607843" calcext:value-type="float">
            <text:p>7.72549019607843</text:p>
          </table:table-cell>
          <table:table-cell table:formula="of:=[.B62]/255" office:value-type="float" office:value="0.772549019607843" calcext:value-type="float">
            <text:p>0.772549019607843</text:p>
          </table:table-cell>
          <table:table-cell table:formula="of:=ROUNDDOWN([.C62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2]-1" office:value-type="float" office:value="196" calcext:value-type="float">
            <text:p>196</text:p>
          </table:table-cell>
          <table:table-cell table:formula="of:=[.B63]*10/255" office:value-type="float" office:value="7.68627450980392" calcext:value-type="float">
            <text:p>7.68627450980392</text:p>
          </table:table-cell>
          <table:table-cell table:formula="of:=[.B63]/255" office:value-type="float" office:value="0.768627450980392" calcext:value-type="float">
            <text:p>0.768627450980392</text:p>
          </table:table-cell>
          <table:table-cell table:formula="of:=ROUNDDOWN([.C63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3]-1" office:value-type="float" office:value="195" calcext:value-type="float">
            <text:p>195</text:p>
          </table:table-cell>
          <table:table-cell table:formula="of:=[.B64]*10/255" office:value-type="float" office:value="7.64705882352941" calcext:value-type="float">
            <text:p>7.64705882352941</text:p>
          </table:table-cell>
          <table:table-cell table:formula="of:=[.B64]/255" office:value-type="float" office:value="0.764705882352941" calcext:value-type="float">
            <text:p>0.764705882352941</text:p>
          </table:table-cell>
          <table:table-cell table:formula="of:=ROUNDDOWN([.C64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4]-1" office:value-type="float" office:value="194" calcext:value-type="float">
            <text:p>194</text:p>
          </table:table-cell>
          <table:table-cell table:formula="of:=[.B65]*10/255" office:value-type="float" office:value="7.6078431372549" calcext:value-type="float">
            <text:p>7.6078431372549</text:p>
          </table:table-cell>
          <table:table-cell table:formula="of:=[.B65]/255" office:value-type="float" office:value="0.76078431372549" calcext:value-type="float">
            <text:p>0.76078431372549</text:p>
          </table:table-cell>
          <table:table-cell table:formula="of:=ROUNDDOWN([.C65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5]-1" office:value-type="float" office:value="193" calcext:value-type="float">
            <text:p>193</text:p>
          </table:table-cell>
          <table:table-cell table:formula="of:=[.B66]*10/255" office:value-type="float" office:value="7.56862745098039" calcext:value-type="float">
            <text:p>7.56862745098039</text:p>
          </table:table-cell>
          <table:table-cell table:formula="of:=[.B66]/255" office:value-type="float" office:value="0.756862745098039" calcext:value-type="float">
            <text:p>0.756862745098039</text:p>
          </table:table-cell>
          <table:table-cell table:formula="of:=ROUNDDOWN([.C66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6]-1" office:value-type="float" office:value="192" calcext:value-type="float">
            <text:p>192</text:p>
          </table:table-cell>
          <table:table-cell table:formula="of:=[.B67]*10/255" office:value-type="float" office:value="7.52941176470588" calcext:value-type="float">
            <text:p>7.52941176470588</text:p>
          </table:table-cell>
          <table:table-cell table:formula="of:=[.B67]/255" office:value-type="float" office:value="0.752941176470588" calcext:value-type="float">
            <text:p>0.752941176470588</text:p>
          </table:table-cell>
          <table:table-cell table:formula="of:=ROUNDDOWN([.C67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7]-1" office:value-type="float" office:value="191" calcext:value-type="float">
            <text:p>191</text:p>
          </table:table-cell>
          <table:table-cell table:formula="of:=[.B68]*10/255" office:value-type="float" office:value="7.49019607843137" calcext:value-type="float">
            <text:p>7.49019607843137</text:p>
          </table:table-cell>
          <table:table-cell table:formula="of:=[.B68]/255" office:value-type="float" office:value="0.749019607843137" calcext:value-type="float">
            <text:p>0.749019607843137</text:p>
          </table:table-cell>
          <table:table-cell table:formula="of:=ROUNDDOWN([.C68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8]-1" office:value-type="float" office:value="190" calcext:value-type="float">
            <text:p>190</text:p>
          </table:table-cell>
          <table:table-cell table:formula="of:=[.B69]*10/255" office:value-type="float" office:value="7.45098039215686" calcext:value-type="float">
            <text:p>7.45098039215686</text:p>
          </table:table-cell>
          <table:table-cell table:formula="of:=[.B69]/255" office:value-type="float" office:value="0.745098039215686" calcext:value-type="float">
            <text:p>0.745098039215686</text:p>
          </table:table-cell>
          <table:table-cell table:formula="of:=ROUNDDOWN([.C69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9]-1" office:value-type="float" office:value="189" calcext:value-type="float">
            <text:p>189</text:p>
          </table:table-cell>
          <table:table-cell table:formula="of:=[.B70]*10/255" office:value-type="float" office:value="7.41176470588235" calcext:value-type="float">
            <text:p>7.41176470588235</text:p>
          </table:table-cell>
          <table:table-cell table:formula="of:=[.B70]/255" office:value-type="float" office:value="0.741176470588235" calcext:value-type="float">
            <text:p>0.741176470588235</text:p>
          </table:table-cell>
          <table:table-cell table:formula="of:=ROUNDDOWN([.C70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0]-1" office:value-type="float" office:value="188" calcext:value-type="float">
            <text:p>188</text:p>
          </table:table-cell>
          <table:table-cell table:formula="of:=[.B71]*10/255" office:value-type="float" office:value="7.37254901960784" calcext:value-type="float">
            <text:p>7.37254901960784</text:p>
          </table:table-cell>
          <table:table-cell table:formula="of:=[.B71]/255" office:value-type="float" office:value="0.737254901960784" calcext:value-type="float">
            <text:p>0.737254901960784</text:p>
          </table:table-cell>
          <table:table-cell table:formula="of:=ROUNDDOWN([.C71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1]-1" office:value-type="float" office:value="187" calcext:value-type="float">
            <text:p>187</text:p>
          </table:table-cell>
          <table:table-cell table:formula="of:=[.B72]*10/255" office:value-type="float" office:value="7.33333333333333" calcext:value-type="float">
            <text:p>7.33333333333333</text:p>
          </table:table-cell>
          <table:table-cell table:formula="of:=[.B72]/255" office:value-type="float" office:value="0.733333333333333" calcext:value-type="float">
            <text:p>0.733333333333333</text:p>
          </table:table-cell>
          <table:table-cell table:formula="of:=ROUNDDOWN([.C72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2]-1" office:value-type="float" office:value="186" calcext:value-type="float">
            <text:p>186</text:p>
          </table:table-cell>
          <table:table-cell table:formula="of:=[.B73]*10/255" office:value-type="float" office:value="7.29411764705882" calcext:value-type="float">
            <text:p>7.29411764705882</text:p>
          </table:table-cell>
          <table:table-cell table:formula="of:=[.B73]/255" office:value-type="float" office:value="0.729411764705882" calcext:value-type="float">
            <text:p>0.729411764705882</text:p>
          </table:table-cell>
          <table:table-cell table:formula="of:=ROUNDDOWN([.C73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3]-1" office:value-type="float" office:value="185" calcext:value-type="float">
            <text:p>185</text:p>
          </table:table-cell>
          <table:table-cell table:formula="of:=[.B74]*10/255" office:value-type="float" office:value="7.25490196078431" calcext:value-type="float">
            <text:p>7.25490196078431</text:p>
          </table:table-cell>
          <table:table-cell table:formula="of:=[.B74]/255" office:value-type="float" office:value="0.725490196078431" calcext:value-type="float">
            <text:p>0.725490196078431</text:p>
          </table:table-cell>
          <table:table-cell table:formula="of:=ROUNDDOWN([.C74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4]-1" office:value-type="float" office:value="184" calcext:value-type="float">
            <text:p>184</text:p>
          </table:table-cell>
          <table:table-cell table:formula="of:=[.B75]*10/255" office:value-type="float" office:value="7.2156862745098" calcext:value-type="float">
            <text:p>7.2156862745098</text:p>
          </table:table-cell>
          <table:table-cell table:formula="of:=[.B75]/255" office:value-type="float" office:value="0.72156862745098" calcext:value-type="float">
            <text:p>0.72156862745098</text:p>
          </table:table-cell>
          <table:table-cell table:formula="of:=ROUNDDOWN([.C75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5]-1" office:value-type="float" office:value="183" calcext:value-type="float">
            <text:p>183</text:p>
          </table:table-cell>
          <table:table-cell table:formula="of:=[.B76]*10/255" office:value-type="float" office:value="7.17647058823529" calcext:value-type="float">
            <text:p>7.17647058823529</text:p>
          </table:table-cell>
          <table:table-cell table:formula="of:=[.B76]/255" office:value-type="float" office:value="0.717647058823529" calcext:value-type="float">
            <text:p>0.717647058823529</text:p>
          </table:table-cell>
          <table:table-cell table:formula="of:=ROUNDDOWN([.C76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6]-1" office:value-type="float" office:value="182" calcext:value-type="float">
            <text:p>182</text:p>
          </table:table-cell>
          <table:table-cell table:formula="of:=[.B77]*10/255" office:value-type="float" office:value="7.13725490196079" calcext:value-type="float">
            <text:p>7.13725490196079</text:p>
          </table:table-cell>
          <table:table-cell table:formula="of:=[.B77]/255" office:value-type="float" office:value="0.713725490196078" calcext:value-type="float">
            <text:p>0.713725490196078</text:p>
          </table:table-cell>
          <table:table-cell table:formula="of:=ROUNDDOWN([.C77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7]-1" office:value-type="float" office:value="181" calcext:value-type="float">
            <text:p>181</text:p>
          </table:table-cell>
          <table:table-cell table:formula="of:=[.B78]*10/255" office:value-type="float" office:value="7.09803921568627" calcext:value-type="float">
            <text:p>7.09803921568627</text:p>
          </table:table-cell>
          <table:table-cell table:formula="of:=[.B78]/255" office:value-type="float" office:value="0.709803921568627" calcext:value-type="float">
            <text:p>0.709803921568627</text:p>
          </table:table-cell>
          <table:table-cell table:formula="of:=ROUNDDOWN([.C78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8]-1" office:value-type="float" office:value="180" calcext:value-type="float">
            <text:p>180</text:p>
          </table:table-cell>
          <table:table-cell table:formula="of:=[.B79]*10/255" office:value-type="float" office:value="7.05882352941176" calcext:value-type="float">
            <text:p>7.05882352941176</text:p>
          </table:table-cell>
          <table:table-cell table:formula="of:=[.B79]/255" office:value-type="float" office:value="0.705882352941176" calcext:value-type="float">
            <text:p>0.705882352941176</text:p>
          </table:table-cell>
          <table:table-cell table:formula="of:=ROUNDDOWN([.C79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79]-1" office:value-type="float" office:value="179" calcext:value-type="float">
            <text:p>179</text:p>
          </table:table-cell>
          <table:table-cell table:formula="of:=[.B80]*10/255" office:value-type="float" office:value="7.01960784313726" calcext:value-type="float">
            <text:p>7.01960784313726</text:p>
          </table:table-cell>
          <table:table-cell table:formula="of:=[.B80]/255" office:value-type="float" office:value="0.701960784313725" calcext:value-type="float">
            <text:p>0.701960784313725</text:p>
          </table:table-cell>
          <table:table-cell table:formula="of:=ROUNDDOWN([.C80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80]-1" office:value-type="float" office:value="178" calcext:value-type="float">
            <text:p>178</text:p>
          </table:table-cell>
          <table:table-cell table:formula="of:=[.B81]*10/255" office:value-type="float" office:value="6.98039215686275" calcext:value-type="float">
            <text:p>6.98039215686275</text:p>
          </table:table-cell>
          <table:table-cell table:formula="of:=[.B81]/255" office:value-type="float" office:value="0.698039215686274" calcext:value-type="float">
            <text:p>0.698039215686274</text:p>
          </table:table-cell>
          <table:table-cell table:formula="of:=ROUNDDOWN([.C81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1]-1" office:value-type="float" office:value="177" calcext:value-type="float">
            <text:p>177</text:p>
          </table:table-cell>
          <table:table-cell table:formula="of:=[.B82]*10/255" office:value-type="float" office:value="6.94117647058824" calcext:value-type="float">
            <text:p>6.94117647058824</text:p>
          </table:table-cell>
          <table:table-cell table:formula="of:=[.B82]/255" office:value-type="float" office:value="0.694117647058823" calcext:value-type="float">
            <text:p>0.694117647058823</text:p>
          </table:table-cell>
          <table:table-cell table:formula="of:=ROUNDDOWN([.C82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2]-1" office:value-type="float" office:value="176" calcext:value-type="float">
            <text:p>176</text:p>
          </table:table-cell>
          <table:table-cell table:formula="of:=[.B83]*10/255" office:value-type="float" office:value="6.90196078431373" calcext:value-type="float">
            <text:p>6.90196078431373</text:p>
          </table:table-cell>
          <table:table-cell table:formula="of:=[.B83]/255" office:value-type="float" office:value="0.690196078431373" calcext:value-type="float">
            <text:p>0.690196078431373</text:p>
          </table:table-cell>
          <table:table-cell table:formula="of:=ROUNDDOWN([.C83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3]-1" office:value-type="float" office:value="175" calcext:value-type="float">
            <text:p>175</text:p>
          </table:table-cell>
          <table:table-cell table:formula="of:=[.B84]*10/255" office:value-type="float" office:value="6.86274509803922" calcext:value-type="float">
            <text:p>6.86274509803922</text:p>
          </table:table-cell>
          <table:table-cell table:formula="of:=[.B84]/255" office:value-type="float" office:value="0.686274509803922" calcext:value-type="float">
            <text:p>0.686274509803922</text:p>
          </table:table-cell>
          <table:table-cell table:formula="of:=ROUNDDOWN([.C84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4]-1" office:value-type="float" office:value="174" calcext:value-type="float">
            <text:p>174</text:p>
          </table:table-cell>
          <table:table-cell table:formula="of:=[.B85]*10/255" office:value-type="float" office:value="6.82352941176471" calcext:value-type="float">
            <text:p>6.82352941176471</text:p>
          </table:table-cell>
          <table:table-cell table:formula="of:=[.B85]/255" office:value-type="float" office:value="0.682352941176471" calcext:value-type="float">
            <text:p>0.682352941176471</text:p>
          </table:table-cell>
          <table:table-cell table:formula="of:=ROUNDDOWN([.C85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5]-1" office:value-type="float" office:value="173" calcext:value-type="float">
            <text:p>173</text:p>
          </table:table-cell>
          <table:table-cell table:formula="of:=[.B86]*10/255" office:value-type="float" office:value="6.7843137254902" calcext:value-type="float">
            <text:p>6.7843137254902</text:p>
          </table:table-cell>
          <table:table-cell table:formula="of:=[.B86]/255" office:value-type="float" office:value="0.67843137254902" calcext:value-type="float">
            <text:p>0.67843137254902</text:p>
          </table:table-cell>
          <table:table-cell table:formula="of:=ROUNDDOWN([.C86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6]-1" office:value-type="float" office:value="172" calcext:value-type="float">
            <text:p>172</text:p>
          </table:table-cell>
          <table:table-cell table:formula="of:=[.B87]*10/255" office:value-type="float" office:value="6.74509803921569" calcext:value-type="float">
            <text:p>6.74509803921569</text:p>
          </table:table-cell>
          <table:table-cell table:formula="of:=[.B87]/255" office:value-type="float" office:value="0.674509803921569" calcext:value-type="float">
            <text:p>0.674509803921569</text:p>
          </table:table-cell>
          <table:table-cell table:formula="of:=ROUNDDOWN([.C87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7]-1" office:value-type="float" office:value="171" calcext:value-type="float">
            <text:p>171</text:p>
          </table:table-cell>
          <table:table-cell table:formula="of:=[.B88]*10/255" office:value-type="float" office:value="6.70588235294118" calcext:value-type="float">
            <text:p>6.70588235294118</text:p>
          </table:table-cell>
          <table:table-cell table:formula="of:=[.B88]/255" office:value-type="float" office:value="0.670588235294118" calcext:value-type="float">
            <text:p>0.670588235294118</text:p>
          </table:table-cell>
          <table:table-cell table:formula="of:=ROUNDDOWN([.C88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8]-1" office:value-type="float" office:value="170" calcext:value-type="float">
            <text:p>170</text:p>
          </table:table-cell>
          <table:table-cell table:formula="of:=[.B89]*10/255" office:value-type="float" office:value="6.66666666666667" calcext:value-type="float">
            <text:p>6.66666666666667</text:p>
          </table:table-cell>
          <table:table-cell table:formula="of:=[.B89]/255" office:value-type="float" office:value="0.666666666666667" calcext:value-type="float">
            <text:p>0.666666666666667</text:p>
          </table:table-cell>
          <table:table-cell table:formula="of:=ROUNDDOWN([.C89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9]-1" office:value-type="float" office:value="169" calcext:value-type="float">
            <text:p>169</text:p>
          </table:table-cell>
          <table:table-cell table:formula="of:=[.B90]*10/255" office:value-type="float" office:value="6.62745098039216" calcext:value-type="float">
            <text:p>6.62745098039216</text:p>
          </table:table-cell>
          <table:table-cell table:formula="of:=[.B90]/255" office:value-type="float" office:value="0.662745098039216" calcext:value-type="float">
            <text:p>0.662745098039216</text:p>
          </table:table-cell>
          <table:table-cell table:formula="of:=ROUNDDOWN([.C90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0]-1" office:value-type="float" office:value="168" calcext:value-type="float">
            <text:p>168</text:p>
          </table:table-cell>
          <table:table-cell table:formula="of:=[.B91]*10/255" office:value-type="float" office:value="6.58823529411765" calcext:value-type="float">
            <text:p>6.58823529411765</text:p>
          </table:table-cell>
          <table:table-cell table:formula="of:=[.B91]/255" office:value-type="float" office:value="0.658823529411765" calcext:value-type="float">
            <text:p>0.658823529411765</text:p>
          </table:table-cell>
          <table:table-cell table:formula="of:=ROUNDDOWN([.C91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1]-1" office:value-type="float" office:value="167" calcext:value-type="float">
            <text:p>167</text:p>
          </table:table-cell>
          <table:table-cell table:formula="of:=[.B92]*10/255" office:value-type="float" office:value="6.54901960784314" calcext:value-type="float">
            <text:p>6.54901960784314</text:p>
          </table:table-cell>
          <table:table-cell table:formula="of:=[.B92]/255" office:value-type="float" office:value="0.654901960784314" calcext:value-type="float">
            <text:p>0.654901960784314</text:p>
          </table:table-cell>
          <table:table-cell table:formula="of:=ROUNDDOWN([.C92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2]-1" office:value-type="float" office:value="166" calcext:value-type="float">
            <text:p>166</text:p>
          </table:table-cell>
          <table:table-cell table:formula="of:=[.B93]*10/255" office:value-type="float" office:value="6.50980392156863" calcext:value-type="float">
            <text:p>6.50980392156863</text:p>
          </table:table-cell>
          <table:table-cell table:formula="of:=[.B93]/255" office:value-type="float" office:value="0.650980392156863" calcext:value-type="float">
            <text:p>0.650980392156863</text:p>
          </table:table-cell>
          <table:table-cell table:formula="of:=ROUNDDOWN([.C93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3]-1" office:value-type="float" office:value="165" calcext:value-type="float">
            <text:p>165</text:p>
          </table:table-cell>
          <table:table-cell table:formula="of:=[.B94]*10/255" office:value-type="float" office:value="6.47058823529412" calcext:value-type="float">
            <text:p>6.47058823529412</text:p>
          </table:table-cell>
          <table:table-cell table:formula="of:=[.B94]/255" office:value-type="float" office:value="0.647058823529412" calcext:value-type="float">
            <text:p>0.647058823529412</text:p>
          </table:table-cell>
          <table:table-cell table:formula="of:=ROUNDDOWN([.C94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4]-1" office:value-type="float" office:value="164" calcext:value-type="float">
            <text:p>164</text:p>
          </table:table-cell>
          <table:table-cell table:formula="of:=[.B95]*10/255" office:value-type="float" office:value="6.43137254901961" calcext:value-type="float">
            <text:p>6.43137254901961</text:p>
          </table:table-cell>
          <table:table-cell table:formula="of:=[.B95]/255" office:value-type="float" office:value="0.643137254901961" calcext:value-type="float">
            <text:p>0.643137254901961</text:p>
          </table:table-cell>
          <table:table-cell table:formula="of:=ROUNDDOWN([.C95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5]-1" office:value-type="float" office:value="163" calcext:value-type="float">
            <text:p>163</text:p>
          </table:table-cell>
          <table:table-cell table:formula="of:=[.B96]*10/255" office:value-type="float" office:value="6.3921568627451" calcext:value-type="float">
            <text:p>6.3921568627451</text:p>
          </table:table-cell>
          <table:table-cell table:formula="of:=[.B96]/255" office:value-type="float" office:value="0.63921568627451" calcext:value-type="float">
            <text:p>0.63921568627451</text:p>
          </table:table-cell>
          <table:table-cell table:formula="of:=ROUNDDOWN([.C96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6]-1" office:value-type="float" office:value="162" calcext:value-type="float">
            <text:p>162</text:p>
          </table:table-cell>
          <table:table-cell table:formula="of:=[.B97]*10/255" office:value-type="float" office:value="6.35294117647059" calcext:value-type="float">
            <text:p>6.35294117647059</text:p>
          </table:table-cell>
          <table:table-cell table:formula="of:=[.B97]/255" office:value-type="float" office:value="0.635294117647059" calcext:value-type="float">
            <text:p>0.635294117647059</text:p>
          </table:table-cell>
          <table:table-cell table:formula="of:=ROUNDDOWN([.C97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7]-1" office:value-type="float" office:value="161" calcext:value-type="float">
            <text:p>161</text:p>
          </table:table-cell>
          <table:table-cell table:formula="of:=[.B98]*10/255" office:value-type="float" office:value="6.31372549019608" calcext:value-type="float">
            <text:p>6.31372549019608</text:p>
          </table:table-cell>
          <table:table-cell table:formula="of:=[.B98]/255" office:value-type="float" office:value="0.631372549019608" calcext:value-type="float">
            <text:p>0.631372549019608</text:p>
          </table:table-cell>
          <table:table-cell table:formula="of:=ROUNDDOWN([.C98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8]-1" office:value-type="float" office:value="160" calcext:value-type="float">
            <text:p>160</text:p>
          </table:table-cell>
          <table:table-cell table:formula="of:=[.B99]*10/255" office:value-type="float" office:value="6.27450980392157" calcext:value-type="float">
            <text:p>6.27450980392157</text:p>
          </table:table-cell>
          <table:table-cell table:formula="of:=[.B99]/255" office:value-type="float" office:value="0.627450980392157" calcext:value-type="float">
            <text:p>0.627450980392157</text:p>
          </table:table-cell>
          <table:table-cell table:formula="of:=ROUNDDOWN([.C99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9]-1" office:value-type="float" office:value="159" calcext:value-type="float">
            <text:p>159</text:p>
          </table:table-cell>
          <table:table-cell table:formula="of:=[.B100]*10/255" office:value-type="float" office:value="6.23529411764706" calcext:value-type="float">
            <text:p>6.23529411764706</text:p>
          </table:table-cell>
          <table:table-cell table:formula="of:=[.B100]/255" office:value-type="float" office:value="0.623529411764706" calcext:value-type="float">
            <text:p>0.623529411764706</text:p>
          </table:table-cell>
          <table:table-cell table:formula="of:=ROUNDDOWN([.C100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00]-1" office:value-type="float" office:value="158" calcext:value-type="float">
            <text:p>158</text:p>
          </table:table-cell>
          <table:table-cell table:formula="of:=[.B101]*10/255" office:value-type="float" office:value="6.19607843137255" calcext:value-type="float">
            <text:p>6.19607843137255</text:p>
          </table:table-cell>
          <table:table-cell table:formula="of:=[.B101]/255" office:value-type="float" office:value="0.619607843137255" calcext:value-type="float">
            <text:p>0.619607843137255</text:p>
          </table:table-cell>
          <table:table-cell table:formula="of:=ROUNDDOWN([.C101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01]-1" office:value-type="float" office:value="157" calcext:value-type="float">
            <text:p>157</text:p>
          </table:table-cell>
          <table:table-cell table:formula="of:=[.B102]*10/255" office:value-type="float" office:value="6.15686274509804" calcext:value-type="float">
            <text:p>6.15686274509804</text:p>
          </table:table-cell>
          <table:table-cell table:formula="of:=[.B102]/255" office:value-type="float" office:value="0.615686274509804" calcext:value-type="float">
            <text:p>0.615686274509804</text:p>
          </table:table-cell>
          <table:table-cell table:formula="of:=ROUNDDOWN([.C102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02]-1" office:value-type="float" office:value="156" calcext:value-type="float">
            <text:p>156</text:p>
          </table:table-cell>
          <table:table-cell table:formula="of:=[.B103]*10/255" office:value-type="float" office:value="6.11764705882353" calcext:value-type="float">
            <text:p>6.11764705882353</text:p>
          </table:table-cell>
          <table:table-cell table:formula="of:=[.B103]/255" office:value-type="float" office:value="0.611764705882353" calcext:value-type="float">
            <text:p>0.611764705882353</text:p>
          </table:table-cell>
          <table:table-cell table:formula="of:=ROUNDDOWN([.C103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03]-1" office:value-type="float" office:value="155" calcext:value-type="float">
            <text:p>155</text:p>
          </table:table-cell>
          <table:table-cell table:formula="of:=[.B104]*10/255" office:value-type="float" office:value="6.07843137254902" calcext:value-type="float">
            <text:p>6.07843137254902</text:p>
          </table:table-cell>
          <table:table-cell table:formula="of:=[.B104]/255" office:value-type="float" office:value="0.607843137254902" calcext:value-type="float">
            <text:p>0.607843137254902</text:p>
          </table:table-cell>
          <table:table-cell table:formula="of:=ROUNDDOWN([.C104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04]-1" office:value-type="float" office:value="154" calcext:value-type="float">
            <text:p>154</text:p>
          </table:table-cell>
          <table:table-cell table:formula="of:=[.B105]*10/255" office:value-type="float" office:value="6.03921568627451" calcext:value-type="float">
            <text:p>6.03921568627451</text:p>
          </table:table-cell>
          <table:table-cell table:formula="of:=[.B105]/255" office:value-type="float" office:value="0.603921568627451" calcext:value-type="float">
            <text:p>0.603921568627451</text:p>
          </table:table-cell>
          <table:table-cell table:formula="of:=ROUNDDOWN([.C105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05]-1" office:value-type="float" office:value="153" calcext:value-type="float">
            <text:p>153</text:p>
          </table:table-cell>
          <table:table-cell table:formula="of:=[.B106]*10/255" office:value-type="float" office:value="6" calcext:value-type="float">
            <text:p>6</text:p>
          </table:table-cell>
          <table:table-cell table:formula="of:=[.B106]/255" office:value-type="float" office:value="0.6" calcext:value-type="float">
            <text:p>0.6</text:p>
          </table:table-cell>
          <table:table-cell table:formula="of:=ROUNDDOWN([.C106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06]-1" office:value-type="float" office:value="152" calcext:value-type="float">
            <text:p>152</text:p>
          </table:table-cell>
          <table:table-cell table:formula="of:=[.B107]*10/255" office:value-type="float" office:value="5.96078431372549" calcext:value-type="float">
            <text:p>5.96078431372549</text:p>
          </table:table-cell>
          <table:table-cell table:formula="of:=[.B107]/255" office:value-type="float" office:value="0.596078431372549" calcext:value-type="float">
            <text:p>0.596078431372549</text:p>
          </table:table-cell>
          <table:table-cell table:formula="of:=ROUNDDOWN([.C107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07]-1" office:value-type="float" office:value="151" calcext:value-type="float">
            <text:p>151</text:p>
          </table:table-cell>
          <table:table-cell table:formula="of:=[.B108]*10/255" office:value-type="float" office:value="5.92156862745098" calcext:value-type="float">
            <text:p>5.92156862745098</text:p>
          </table:table-cell>
          <table:table-cell table:formula="of:=[.B108]/255" office:value-type="float" office:value="0.592156862745098" calcext:value-type="float">
            <text:p>0.592156862745098</text:p>
          </table:table-cell>
          <table:table-cell table:formula="of:=ROUNDDOWN([.C108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08]-1" office:value-type="float" office:value="150" calcext:value-type="float">
            <text:p>150</text:p>
          </table:table-cell>
          <table:table-cell table:formula="of:=[.B109]*10/255" office:value-type="float" office:value="5.88235294117647" calcext:value-type="float">
            <text:p>5.88235294117647</text:p>
          </table:table-cell>
          <table:table-cell table:formula="of:=[.B109]/255" office:value-type="float" office:value="0.588235294117647" calcext:value-type="float">
            <text:p>0.588235294117647</text:p>
          </table:table-cell>
          <table:table-cell table:formula="of:=ROUNDDOWN([.C109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09]-1" office:value-type="float" office:value="149" calcext:value-type="float">
            <text:p>149</text:p>
          </table:table-cell>
          <table:table-cell table:formula="of:=[.B110]*10/255" office:value-type="float" office:value="5.84313725490196" calcext:value-type="float">
            <text:p>5.84313725490196</text:p>
          </table:table-cell>
          <table:table-cell table:formula="of:=[.B110]/255" office:value-type="float" office:value="0.584313725490196" calcext:value-type="float">
            <text:p>0.584313725490196</text:p>
          </table:table-cell>
          <table:table-cell table:formula="of:=ROUNDDOWN([.C110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0]-1" office:value-type="float" office:value="148" calcext:value-type="float">
            <text:p>148</text:p>
          </table:table-cell>
          <table:table-cell table:formula="of:=[.B111]*10/255" office:value-type="float" office:value="5.80392156862745" calcext:value-type="float">
            <text:p>5.80392156862745</text:p>
          </table:table-cell>
          <table:table-cell table:formula="of:=[.B111]/255" office:value-type="float" office:value="0.580392156862745" calcext:value-type="float">
            <text:p>0.580392156862745</text:p>
          </table:table-cell>
          <table:table-cell table:formula="of:=ROUNDDOWN([.C111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1]-1" office:value-type="float" office:value="147" calcext:value-type="float">
            <text:p>147</text:p>
          </table:table-cell>
          <table:table-cell table:formula="of:=[.B112]*10/255" office:value-type="float" office:value="5.76470588235294" calcext:value-type="float">
            <text:p>5.76470588235294</text:p>
          </table:table-cell>
          <table:table-cell table:formula="of:=[.B112]/255" office:value-type="float" office:value="0.576470588235294" calcext:value-type="float">
            <text:p>0.576470588235294</text:p>
          </table:table-cell>
          <table:table-cell table:formula="of:=ROUNDDOWN([.C112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2]-1" office:value-type="float" office:value="146" calcext:value-type="float">
            <text:p>146</text:p>
          </table:table-cell>
          <table:table-cell table:formula="of:=[.B113]*10/255" office:value-type="float" office:value="5.72549019607843" calcext:value-type="float">
            <text:p>5.72549019607843</text:p>
          </table:table-cell>
          <table:table-cell table:formula="of:=[.B113]/255" office:value-type="float" office:value="0.572549019607843" calcext:value-type="float">
            <text:p>0.572549019607843</text:p>
          </table:table-cell>
          <table:table-cell table:formula="of:=ROUNDDOWN([.C113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3]-1" office:value-type="float" office:value="145" calcext:value-type="float">
            <text:p>145</text:p>
          </table:table-cell>
          <table:table-cell table:formula="of:=[.B114]*10/255" office:value-type="float" office:value="5.68627450980392" calcext:value-type="float">
            <text:p>5.68627450980392</text:p>
          </table:table-cell>
          <table:table-cell table:formula="of:=[.B114]/255" office:value-type="float" office:value="0.568627450980392" calcext:value-type="float">
            <text:p>0.568627450980392</text:p>
          </table:table-cell>
          <table:table-cell table:formula="of:=ROUNDDOWN([.C114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4]-1" office:value-type="float" office:value="144" calcext:value-type="float">
            <text:p>144</text:p>
          </table:table-cell>
          <table:table-cell table:formula="of:=[.B115]*10/255" office:value-type="float" office:value="5.64705882352941" calcext:value-type="float">
            <text:p>5.64705882352941</text:p>
          </table:table-cell>
          <table:table-cell table:formula="of:=[.B115]/255" office:value-type="float" office:value="0.564705882352941" calcext:value-type="float">
            <text:p>0.564705882352941</text:p>
          </table:table-cell>
          <table:table-cell table:formula="of:=ROUNDDOWN([.C115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5]-1" office:value-type="float" office:value="143" calcext:value-type="float">
            <text:p>143</text:p>
          </table:table-cell>
          <table:table-cell table:formula="of:=[.B116]*10/255" office:value-type="float" office:value="5.6078431372549" calcext:value-type="float">
            <text:p>5.6078431372549</text:p>
          </table:table-cell>
          <table:table-cell table:formula="of:=[.B116]/255" office:value-type="float" office:value="0.56078431372549" calcext:value-type="float">
            <text:p>0.56078431372549</text:p>
          </table:table-cell>
          <table:table-cell table:formula="of:=ROUNDDOWN([.C116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6]-1" office:value-type="float" office:value="142" calcext:value-type="float">
            <text:p>142</text:p>
          </table:table-cell>
          <table:table-cell table:formula="of:=[.B117]*10/255" office:value-type="float" office:value="5.56862745098039" calcext:value-type="float">
            <text:p>5.56862745098039</text:p>
          </table:table-cell>
          <table:table-cell table:formula="of:=[.B117]/255" office:value-type="float" office:value="0.556862745098039" calcext:value-type="float">
            <text:p>0.556862745098039</text:p>
          </table:table-cell>
          <table:table-cell table:formula="of:=ROUNDDOWN([.C117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7]-1" office:value-type="float" office:value="141" calcext:value-type="float">
            <text:p>141</text:p>
          </table:table-cell>
          <table:table-cell table:formula="of:=[.B118]*10/255" office:value-type="float" office:value="5.52941176470588" calcext:value-type="float">
            <text:p>5.52941176470588</text:p>
          </table:table-cell>
          <table:table-cell table:formula="of:=[.B118]/255" office:value-type="float" office:value="0.552941176470588" calcext:value-type="float">
            <text:p>0.552941176470588</text:p>
          </table:table-cell>
          <table:table-cell table:formula="of:=ROUNDDOWN([.C118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8]-1" office:value-type="float" office:value="140" calcext:value-type="float">
            <text:p>140</text:p>
          </table:table-cell>
          <table:table-cell table:formula="of:=[.B119]*10/255" office:value-type="float" office:value="5.49019607843137" calcext:value-type="float">
            <text:p>5.49019607843137</text:p>
          </table:table-cell>
          <table:table-cell table:formula="of:=[.B119]/255" office:value-type="float" office:value="0.549019607843137" calcext:value-type="float">
            <text:p>0.549019607843137</text:p>
          </table:table-cell>
          <table:table-cell table:formula="of:=ROUNDDOWN([.C119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19]-1" office:value-type="float" office:value="139" calcext:value-type="float">
            <text:p>139</text:p>
          </table:table-cell>
          <table:table-cell table:formula="of:=[.B120]*10/255" office:value-type="float" office:value="5.45098039215686" calcext:value-type="float">
            <text:p>5.45098039215686</text:p>
          </table:table-cell>
          <table:table-cell table:formula="of:=[.B120]/255" office:value-type="float" office:value="0.545098039215686" calcext:value-type="float">
            <text:p>0.545098039215686</text:p>
          </table:table-cell>
          <table:table-cell table:formula="of:=ROUNDDOWN([.C120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0]-1" office:value-type="float" office:value="138" calcext:value-type="float">
            <text:p>138</text:p>
          </table:table-cell>
          <table:table-cell table:formula="of:=[.B121]*10/255" office:value-type="float" office:value="5.41176470588235" calcext:value-type="float">
            <text:p>5.41176470588235</text:p>
          </table:table-cell>
          <table:table-cell table:formula="of:=[.B121]/255" office:value-type="float" office:value="0.541176470588235" calcext:value-type="float">
            <text:p>0.541176470588235</text:p>
          </table:table-cell>
          <table:table-cell table:formula="of:=ROUNDDOWN([.C121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1]-1" office:value-type="float" office:value="137" calcext:value-type="float">
            <text:p>137</text:p>
          </table:table-cell>
          <table:table-cell table:formula="of:=[.B122]*10/255" office:value-type="float" office:value="5.37254901960784" calcext:value-type="float">
            <text:p>5.37254901960784</text:p>
          </table:table-cell>
          <table:table-cell table:formula="of:=[.B122]/255" office:value-type="float" office:value="0.537254901960784" calcext:value-type="float">
            <text:p>0.537254901960784</text:p>
          </table:table-cell>
          <table:table-cell table:formula="of:=ROUNDDOWN([.C122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2]-1" office:value-type="float" office:value="136" calcext:value-type="float">
            <text:p>136</text:p>
          </table:table-cell>
          <table:table-cell table:formula="of:=[.B123]*10/255" office:value-type="float" office:value="5.33333333333333" calcext:value-type="float">
            <text:p>5.33333333333333</text:p>
          </table:table-cell>
          <table:table-cell table:formula="of:=[.B123]/255" office:value-type="float" office:value="0.533333333333333" calcext:value-type="float">
            <text:p>0.533333333333333</text:p>
          </table:table-cell>
          <table:table-cell table:formula="of:=ROUNDDOWN([.C123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3]-1" office:value-type="float" office:value="135" calcext:value-type="float">
            <text:p>135</text:p>
          </table:table-cell>
          <table:table-cell table:formula="of:=[.B124]*10/255" office:value-type="float" office:value="5.29411764705882" calcext:value-type="float">
            <text:p>5.29411764705882</text:p>
          </table:table-cell>
          <table:table-cell table:formula="of:=[.B124]/255" office:value-type="float" office:value="0.529411764705882" calcext:value-type="float">
            <text:p>0.529411764705882</text:p>
          </table:table-cell>
          <table:table-cell table:formula="of:=ROUNDDOWN([.C124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4]-1" office:value-type="float" office:value="134" calcext:value-type="float">
            <text:p>134</text:p>
          </table:table-cell>
          <table:table-cell table:formula="of:=[.B125]*10/255" office:value-type="float" office:value="5.25490196078431" calcext:value-type="float">
            <text:p>5.25490196078431</text:p>
          </table:table-cell>
          <table:table-cell table:formula="of:=[.B125]/255" office:value-type="float" office:value="0.525490196078431" calcext:value-type="float">
            <text:p>0.525490196078431</text:p>
          </table:table-cell>
          <table:table-cell table:formula="of:=ROUNDDOWN([.C125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5]-1" office:value-type="float" office:value="133" calcext:value-type="float">
            <text:p>133</text:p>
          </table:table-cell>
          <table:table-cell table:formula="of:=[.B126]*10/255" office:value-type="float" office:value="5.2156862745098" calcext:value-type="float">
            <text:p>5.2156862745098</text:p>
          </table:table-cell>
          <table:table-cell table:formula="of:=[.B126]/255" office:value-type="float" office:value="0.52156862745098" calcext:value-type="float">
            <text:p>0.52156862745098</text:p>
          </table:table-cell>
          <table:table-cell table:formula="of:=ROUNDDOWN([.C126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6]-1" office:value-type="float" office:value="132" calcext:value-type="float">
            <text:p>132</text:p>
          </table:table-cell>
          <table:table-cell table:formula="of:=[.B127]*10/255" office:value-type="float" office:value="5.17647058823529" calcext:value-type="float">
            <text:p>5.17647058823529</text:p>
          </table:table-cell>
          <table:table-cell table:formula="of:=[.B127]/255" office:value-type="float" office:value="0.517647058823529" calcext:value-type="float">
            <text:p>0.517647058823529</text:p>
          </table:table-cell>
          <table:table-cell table:formula="of:=ROUNDDOWN([.C127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7]-1" office:value-type="float" office:value="131" calcext:value-type="float">
            <text:p>131</text:p>
          </table:table-cell>
          <table:table-cell table:formula="of:=[.B128]*10/255" office:value-type="float" office:value="5.13725490196079" calcext:value-type="float">
            <text:p>5.13725490196079</text:p>
          </table:table-cell>
          <table:table-cell table:formula="of:=[.B128]/255" office:value-type="float" office:value="0.513725490196078" calcext:value-type="float">
            <text:p>0.513725490196078</text:p>
          </table:table-cell>
          <table:table-cell table:formula="of:=ROUNDDOWN([.C128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8]-1" office:value-type="float" office:value="130" calcext:value-type="float">
            <text:p>130</text:p>
          </table:table-cell>
          <table:table-cell table:formula="of:=[.B129]*10/255" office:value-type="float" office:value="5.09803921568627" calcext:value-type="float">
            <text:p>5.09803921568627</text:p>
          </table:table-cell>
          <table:table-cell table:formula="of:=[.B129]/255" office:value-type="float" office:value="0.509803921568627" calcext:value-type="float">
            <text:p>0.509803921568627</text:p>
          </table:table-cell>
          <table:table-cell table:formula="of:=ROUNDDOWN([.C129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29]-1" office:value-type="float" office:value="129" calcext:value-type="float">
            <text:p>129</text:p>
          </table:table-cell>
          <table:table-cell table:formula="of:=[.B130]*10/255" office:value-type="float" office:value="5.05882352941176" calcext:value-type="float">
            <text:p>5.05882352941176</text:p>
          </table:table-cell>
          <table:table-cell table:formula="of:=[.B130]/255" office:value-type="float" office:value="0.505882352941176" calcext:value-type="float">
            <text:p>0.505882352941176</text:p>
          </table:table-cell>
          <table:table-cell table:formula="of:=ROUNDDOWN([.C130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30]-1" office:value-type="float" office:value="128" calcext:value-type="float">
            <text:p>128</text:p>
          </table:table-cell>
          <table:table-cell table:formula="of:=[.B131]*10/255" office:value-type="float" office:value="5.01960784313726" calcext:value-type="float">
            <text:p>5.01960784313726</text:p>
          </table:table-cell>
          <table:table-cell table:formula="of:=[.B131]/255" office:value-type="float" office:value="0.501960784313726" calcext:value-type="float">
            <text:p>0.501960784313726</text:p>
          </table:table-cell>
          <table:table-cell table:formula="of:=ROUNDDOWN([.C131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31]-1" office:value-type="float" office:value="127" calcext:value-type="float">
            <text:p>127</text:p>
          </table:table-cell>
          <table:table-cell table:formula="of:=[.B132]*10/255" office:value-type="float" office:value="4.98039215686275" calcext:value-type="float">
            <text:p>4.98039215686275</text:p>
          </table:table-cell>
          <table:table-cell table:formula="of:=[.B132]/255" office:value-type="float" office:value="0.498039215686275" calcext:value-type="float">
            <text:p>0.498039215686275</text:p>
          </table:table-cell>
          <table:table-cell table:formula="of:=ROUNDDOWN([.C132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32]-1" office:value-type="float" office:value="126" calcext:value-type="float">
            <text:p>126</text:p>
          </table:table-cell>
          <table:table-cell table:formula="of:=[.B133]*10/255" office:value-type="float" office:value="4.94117647058824" calcext:value-type="float">
            <text:p>4.94117647058824</text:p>
          </table:table-cell>
          <table:table-cell table:formula="of:=[.B133]/255" office:value-type="float" office:value="0.494117647058824" calcext:value-type="float">
            <text:p>0.494117647058824</text:p>
          </table:table-cell>
          <table:table-cell table:formula="of:=ROUNDDOWN([.C133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33]-1" office:value-type="float" office:value="125" calcext:value-type="float">
            <text:p>125</text:p>
          </table:table-cell>
          <table:table-cell table:formula="of:=[.B134]*10/255" office:value-type="float" office:value="4.90196078431373" calcext:value-type="float">
            <text:p>4.90196078431373</text:p>
          </table:table-cell>
          <table:table-cell table:formula="of:=[.B134]/255" office:value-type="float" office:value="0.490196078431373" calcext:value-type="float">
            <text:p>0.490196078431373</text:p>
          </table:table-cell>
          <table:table-cell table:formula="of:=ROUNDDOWN([.C134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34]-1" office:value-type="float" office:value="124" calcext:value-type="float">
            <text:p>124</text:p>
          </table:table-cell>
          <table:table-cell table:formula="of:=[.B135]*10/255" office:value-type="float" office:value="4.86274509803922" calcext:value-type="float">
            <text:p>4.86274509803922</text:p>
          </table:table-cell>
          <table:table-cell table:formula="of:=[.B135]/255" office:value-type="float" office:value="0.486274509803922" calcext:value-type="float">
            <text:p>0.486274509803922</text:p>
          </table:table-cell>
          <table:table-cell table:formula="of:=ROUNDDOWN([.C135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35]-1" office:value-type="float" office:value="123" calcext:value-type="float">
            <text:p>123</text:p>
          </table:table-cell>
          <table:table-cell table:formula="of:=[.B136]*10/255" office:value-type="float" office:value="4.82352941176471" calcext:value-type="float">
            <text:p>4.82352941176471</text:p>
          </table:table-cell>
          <table:table-cell table:formula="of:=[.B136]/255" office:value-type="float" office:value="0.482352941176471" calcext:value-type="float">
            <text:p>0.482352941176471</text:p>
          </table:table-cell>
          <table:table-cell table:formula="of:=ROUNDDOWN([.C136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36]-1" office:value-type="float" office:value="122" calcext:value-type="float">
            <text:p>122</text:p>
          </table:table-cell>
          <table:table-cell table:formula="of:=[.B137]*10/255" office:value-type="float" office:value="4.7843137254902" calcext:value-type="float">
            <text:p>4.7843137254902</text:p>
          </table:table-cell>
          <table:table-cell table:formula="of:=[.B137]/255" office:value-type="float" office:value="0.47843137254902" calcext:value-type="float">
            <text:p>0.47843137254902</text:p>
          </table:table-cell>
          <table:table-cell table:formula="of:=ROUNDDOWN([.C137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37]-1" office:value-type="float" office:value="121" calcext:value-type="float">
            <text:p>121</text:p>
          </table:table-cell>
          <table:table-cell table:formula="of:=[.B138]*10/255" office:value-type="float" office:value="4.74509803921569" calcext:value-type="float">
            <text:p>4.74509803921569</text:p>
          </table:table-cell>
          <table:table-cell table:formula="of:=[.B138]/255" office:value-type="float" office:value="0.474509803921569" calcext:value-type="float">
            <text:p>0.474509803921569</text:p>
          </table:table-cell>
          <table:table-cell table:formula="of:=ROUNDDOWN([.C138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38]-1" office:value-type="float" office:value="120" calcext:value-type="float">
            <text:p>120</text:p>
          </table:table-cell>
          <table:table-cell table:formula="of:=[.B139]*10/255" office:value-type="float" office:value="4.70588235294118" calcext:value-type="float">
            <text:p>4.70588235294118</text:p>
          </table:table-cell>
          <table:table-cell table:formula="of:=[.B139]/255" office:value-type="float" office:value="0.470588235294118" calcext:value-type="float">
            <text:p>0.470588235294118</text:p>
          </table:table-cell>
          <table:table-cell table:formula="of:=ROUNDDOWN([.C139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39]-1" office:value-type="float" office:value="119" calcext:value-type="float">
            <text:p>119</text:p>
          </table:table-cell>
          <table:table-cell table:formula="of:=[.B140]*10/255" office:value-type="float" office:value="4.66666666666667" calcext:value-type="float">
            <text:p>4.66666666666667</text:p>
          </table:table-cell>
          <table:table-cell table:formula="of:=[.B140]/255" office:value-type="float" office:value="0.466666666666667" calcext:value-type="float">
            <text:p>0.466666666666667</text:p>
          </table:table-cell>
          <table:table-cell table:formula="of:=ROUNDDOWN([.C140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40]-1" office:value-type="float" office:value="118" calcext:value-type="float">
            <text:p>118</text:p>
          </table:table-cell>
          <table:table-cell table:formula="of:=[.B141]*10/255" office:value-type="float" office:value="4.62745098039216" calcext:value-type="float">
            <text:p>4.62745098039216</text:p>
          </table:table-cell>
          <table:table-cell table:formula="of:=[.B141]/255" office:value-type="float" office:value="0.462745098039216" calcext:value-type="float">
            <text:p>0.462745098039216</text:p>
          </table:table-cell>
          <table:table-cell table:formula="of:=ROUNDDOWN([.C141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41]-1" office:value-type="float" office:value="117" calcext:value-type="float">
            <text:p>117</text:p>
          </table:table-cell>
          <table:table-cell table:formula="of:=[.B142]*10/255" office:value-type="float" office:value="4.58823529411765" calcext:value-type="float">
            <text:p>4.58823529411765</text:p>
          </table:table-cell>
          <table:table-cell table:formula="of:=[.B142]/255" office:value-type="float" office:value="0.458823529411765" calcext:value-type="float">
            <text:p>0.458823529411765</text:p>
          </table:table-cell>
          <table:table-cell table:formula="of:=ROUNDDOWN([.C142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42]-1" office:value-type="float" office:value="116" calcext:value-type="float">
            <text:p>116</text:p>
          </table:table-cell>
          <table:table-cell table:formula="of:=[.B143]*10/255" office:value-type="float" office:value="4.54901960784314" calcext:value-type="float">
            <text:p>4.54901960784314</text:p>
          </table:table-cell>
          <table:table-cell table:formula="of:=[.B143]/255" office:value-type="float" office:value="0.454901960784314" calcext:value-type="float">
            <text:p>0.454901960784314</text:p>
          </table:table-cell>
          <table:table-cell table:formula="of:=ROUNDDOWN([.C143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43]-1" office:value-type="float" office:value="115" calcext:value-type="float">
            <text:p>115</text:p>
          </table:table-cell>
          <table:table-cell table:formula="of:=[.B144]*10/255" office:value-type="float" office:value="4.50980392156863" calcext:value-type="float">
            <text:p>4.50980392156863</text:p>
          </table:table-cell>
          <table:table-cell table:formula="of:=[.B144]/255" office:value-type="float" office:value="0.450980392156863" calcext:value-type="float">
            <text:p>0.450980392156863</text:p>
          </table:table-cell>
          <table:table-cell table:formula="of:=ROUNDDOWN([.C144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44]-1" office:value-type="float" office:value="114" calcext:value-type="float">
            <text:p>114</text:p>
          </table:table-cell>
          <table:table-cell table:formula="of:=[.B145]*10/255" office:value-type="float" office:value="4.47058823529412" calcext:value-type="float">
            <text:p>4.47058823529412</text:p>
          </table:table-cell>
          <table:table-cell table:formula="of:=[.B145]/255" office:value-type="float" office:value="0.447058823529412" calcext:value-type="float">
            <text:p>0.447058823529412</text:p>
          </table:table-cell>
          <table:table-cell table:formula="of:=ROUNDDOWN([.C145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45]-1" office:value-type="float" office:value="113" calcext:value-type="float">
            <text:p>113</text:p>
          </table:table-cell>
          <table:table-cell table:formula="of:=[.B146]*10/255" office:value-type="float" office:value="4.43137254901961" calcext:value-type="float">
            <text:p>4.43137254901961</text:p>
          </table:table-cell>
          <table:table-cell table:formula="of:=[.B146]/255" office:value-type="float" office:value="0.443137254901961" calcext:value-type="float">
            <text:p>0.443137254901961</text:p>
          </table:table-cell>
          <table:table-cell table:formula="of:=ROUNDDOWN([.C146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46]-1" office:value-type="float" office:value="112" calcext:value-type="float">
            <text:p>112</text:p>
          </table:table-cell>
          <table:table-cell table:formula="of:=[.B147]*10/255" office:value-type="float" office:value="4.3921568627451" calcext:value-type="float">
            <text:p>4.3921568627451</text:p>
          </table:table-cell>
          <table:table-cell table:formula="of:=[.B147]/255" office:value-type="float" office:value="0.43921568627451" calcext:value-type="float">
            <text:p>0.43921568627451</text:p>
          </table:table-cell>
          <table:table-cell table:formula="of:=ROUNDDOWN([.C147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47]-1" office:value-type="float" office:value="111" calcext:value-type="float">
            <text:p>111</text:p>
          </table:table-cell>
          <table:table-cell table:formula="of:=[.B148]*10/255" office:value-type="float" office:value="4.35294117647059" calcext:value-type="float">
            <text:p>4.35294117647059</text:p>
          </table:table-cell>
          <table:table-cell table:formula="of:=[.B148]/255" office:value-type="float" office:value="0.435294117647059" calcext:value-type="float">
            <text:p>0.435294117647059</text:p>
          </table:table-cell>
          <table:table-cell table:formula="of:=ROUNDDOWN([.C148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48]-1" office:value-type="float" office:value="110" calcext:value-type="float">
            <text:p>110</text:p>
          </table:table-cell>
          <table:table-cell table:formula="of:=[.B149]*10/255" office:value-type="float" office:value="4.31372549019608" calcext:value-type="float">
            <text:p>4.31372549019608</text:p>
          </table:table-cell>
          <table:table-cell table:formula="of:=[.B149]/255" office:value-type="float" office:value="0.431372549019608" calcext:value-type="float">
            <text:p>0.431372549019608</text:p>
          </table:table-cell>
          <table:table-cell table:formula="of:=ROUNDDOWN([.C149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49]-1" office:value-type="float" office:value="109" calcext:value-type="float">
            <text:p>109</text:p>
          </table:table-cell>
          <table:table-cell table:formula="of:=[.B150]*10/255" office:value-type="float" office:value="4.27450980392157" calcext:value-type="float">
            <text:p>4.27450980392157</text:p>
          </table:table-cell>
          <table:table-cell table:formula="of:=[.B150]/255" office:value-type="float" office:value="0.427450980392157" calcext:value-type="float">
            <text:p>0.427450980392157</text:p>
          </table:table-cell>
          <table:table-cell table:formula="of:=ROUNDDOWN([.C150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50]-1" office:value-type="float" office:value="108" calcext:value-type="float">
            <text:p>108</text:p>
          </table:table-cell>
          <table:table-cell table:formula="of:=[.B151]*10/255" office:value-type="float" office:value="4.23529411764706" calcext:value-type="float">
            <text:p>4.23529411764706</text:p>
          </table:table-cell>
          <table:table-cell table:formula="of:=[.B151]/255" office:value-type="float" office:value="0.423529411764706" calcext:value-type="float">
            <text:p>0.423529411764706</text:p>
          </table:table-cell>
          <table:table-cell table:formula="of:=ROUNDDOWN([.C151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51]-1" office:value-type="float" office:value="107" calcext:value-type="float">
            <text:p>107</text:p>
          </table:table-cell>
          <table:table-cell table:formula="of:=[.B152]*10/255" office:value-type="float" office:value="4.19607843137255" calcext:value-type="float">
            <text:p>4.19607843137255</text:p>
          </table:table-cell>
          <table:table-cell table:formula="of:=[.B152]/255" office:value-type="float" office:value="0.419607843137255" calcext:value-type="float">
            <text:p>0.419607843137255</text:p>
          </table:table-cell>
          <table:table-cell table:formula="of:=ROUNDDOWN([.C152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52]-1" office:value-type="float" office:value="106" calcext:value-type="float">
            <text:p>106</text:p>
          </table:table-cell>
          <table:table-cell table:formula="of:=[.B153]*10/255" office:value-type="float" office:value="4.15686274509804" calcext:value-type="float">
            <text:p>4.15686274509804</text:p>
          </table:table-cell>
          <table:table-cell table:formula="of:=[.B153]/255" office:value-type="float" office:value="0.415686274509804" calcext:value-type="float">
            <text:p>0.415686274509804</text:p>
          </table:table-cell>
          <table:table-cell table:formula="of:=ROUNDDOWN([.C153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53]-1" office:value-type="float" office:value="105" calcext:value-type="float">
            <text:p>105</text:p>
          </table:table-cell>
          <table:table-cell table:formula="of:=[.B154]*10/255" office:value-type="float" office:value="4.11764705882353" calcext:value-type="float">
            <text:p>4.11764705882353</text:p>
          </table:table-cell>
          <table:table-cell table:formula="of:=[.B154]/255" office:value-type="float" office:value="0.411764705882353" calcext:value-type="float">
            <text:p>0.411764705882353</text:p>
          </table:table-cell>
          <table:table-cell table:formula="of:=ROUNDDOWN([.C154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54]-1" office:value-type="float" office:value="104" calcext:value-type="float">
            <text:p>104</text:p>
          </table:table-cell>
          <table:table-cell table:formula="of:=[.B155]*10/255" office:value-type="float" office:value="4.07843137254902" calcext:value-type="float">
            <text:p>4.07843137254902</text:p>
          </table:table-cell>
          <table:table-cell table:formula="of:=[.B155]/255" office:value-type="float" office:value="0.407843137254902" calcext:value-type="float">
            <text:p>0.407843137254902</text:p>
          </table:table-cell>
          <table:table-cell table:formula="of:=ROUNDDOWN([.C155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55]-1" office:value-type="float" office:value="103" calcext:value-type="float">
            <text:p>103</text:p>
          </table:table-cell>
          <table:table-cell table:formula="of:=[.B156]*10/255" office:value-type="float" office:value="4.03921568627451" calcext:value-type="float">
            <text:p>4.03921568627451</text:p>
          </table:table-cell>
          <table:table-cell table:formula="of:=[.B156]/255" office:value-type="float" office:value="0.403921568627451" calcext:value-type="float">
            <text:p>0.403921568627451</text:p>
          </table:table-cell>
          <table:table-cell table:formula="of:=ROUNDDOWN([.C156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56]-1" office:value-type="float" office:value="102" calcext:value-type="float">
            <text:p>102</text:p>
          </table:table-cell>
          <table:table-cell table:formula="of:=[.B157]*10/255" office:value-type="float" office:value="4" calcext:value-type="float">
            <text:p>4</text:p>
          </table:table-cell>
          <table:table-cell table:formula="of:=[.B157]/255" office:value-type="float" office:value="0.4" calcext:value-type="float">
            <text:p>0.4</text:p>
          </table:table-cell>
          <table:table-cell table:formula="of:=ROUNDDOWN([.C157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57]-1" office:value-type="float" office:value="101" calcext:value-type="float">
            <text:p>101</text:p>
          </table:table-cell>
          <table:table-cell table:formula="of:=[.B158]*10/255" office:value-type="float" office:value="3.96078431372549" calcext:value-type="float">
            <text:p>3.96078431372549</text:p>
          </table:table-cell>
          <table:table-cell table:formula="of:=[.B158]/255" office:value-type="float" office:value="0.396078431372549" calcext:value-type="float">
            <text:p>0.396078431372549</text:p>
          </table:table-cell>
          <table:table-cell table:formula="of:=ROUNDDOWN([.C158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58]-1" office:value-type="float" office:value="100" calcext:value-type="float">
            <text:p>100</text:p>
          </table:table-cell>
          <table:table-cell table:formula="of:=[.B159]*10/255" office:value-type="float" office:value="3.92156862745098" calcext:value-type="float">
            <text:p>3.92156862745098</text:p>
          </table:table-cell>
          <table:table-cell table:formula="of:=[.B159]/255" office:value-type="float" office:value="0.392156862745098" calcext:value-type="float">
            <text:p>0.392156862745098</text:p>
          </table:table-cell>
          <table:table-cell table:formula="of:=ROUNDDOWN([.C159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59]-1" office:value-type="float" office:value="99" calcext:value-type="float">
            <text:p>99</text:p>
          </table:table-cell>
          <table:table-cell table:formula="of:=[.B160]*10/255" office:value-type="float" office:value="3.88235294117647" calcext:value-type="float">
            <text:p>3.88235294117647</text:p>
          </table:table-cell>
          <table:table-cell table:formula="of:=[.B160]/255" office:value-type="float" office:value="0.388235294117647" calcext:value-type="float">
            <text:p>0.388235294117647</text:p>
          </table:table-cell>
          <table:table-cell table:formula="of:=ROUNDDOWN([.C160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60]-1" office:value-type="float" office:value="98" calcext:value-type="float">
            <text:p>98</text:p>
          </table:table-cell>
          <table:table-cell table:formula="of:=[.B161]*10/255" office:value-type="float" office:value="3.84313725490196" calcext:value-type="float">
            <text:p>3.84313725490196</text:p>
          </table:table-cell>
          <table:table-cell table:formula="of:=[.B161]/255" office:value-type="float" office:value="0.384313725490196" calcext:value-type="float">
            <text:p>0.384313725490196</text:p>
          </table:table-cell>
          <table:table-cell table:formula="of:=ROUNDDOWN([.C161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61]-1" office:value-type="float" office:value="97" calcext:value-type="float">
            <text:p>97</text:p>
          </table:table-cell>
          <table:table-cell table:formula="of:=[.B162]*10/255" office:value-type="float" office:value="3.80392156862745" calcext:value-type="float">
            <text:p>3.80392156862745</text:p>
          </table:table-cell>
          <table:table-cell table:formula="of:=[.B162]/255" office:value-type="float" office:value="0.380392156862745" calcext:value-type="float">
            <text:p>0.380392156862745</text:p>
          </table:table-cell>
          <table:table-cell table:formula="of:=ROUNDDOWN([.C162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62]-1" office:value-type="float" office:value="96" calcext:value-type="float">
            <text:p>96</text:p>
          </table:table-cell>
          <table:table-cell table:formula="of:=[.B163]*10/255" office:value-type="float" office:value="3.76470588235294" calcext:value-type="float">
            <text:p>3.76470588235294</text:p>
          </table:table-cell>
          <table:table-cell table:formula="of:=[.B163]/255" office:value-type="float" office:value="0.376470588235294" calcext:value-type="float">
            <text:p>0.376470588235294</text:p>
          </table:table-cell>
          <table:table-cell table:formula="of:=ROUNDDOWN([.C163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63]-1" office:value-type="float" office:value="95" calcext:value-type="float">
            <text:p>95</text:p>
          </table:table-cell>
          <table:table-cell table:formula="of:=[.B164]*10/255" office:value-type="float" office:value="3.72549019607843" calcext:value-type="float">
            <text:p>3.72549019607843</text:p>
          </table:table-cell>
          <table:table-cell table:formula="of:=[.B164]/255" office:value-type="float" office:value="0.372549019607843" calcext:value-type="float">
            <text:p>0.372549019607843</text:p>
          </table:table-cell>
          <table:table-cell table:formula="of:=ROUNDDOWN([.C164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64]-1" office:value-type="float" office:value="94" calcext:value-type="float">
            <text:p>94</text:p>
          </table:table-cell>
          <table:table-cell table:formula="of:=[.B165]*10/255" office:value-type="float" office:value="3.68627450980392" calcext:value-type="float">
            <text:p>3.68627450980392</text:p>
          </table:table-cell>
          <table:table-cell table:formula="of:=[.B165]/255" office:value-type="float" office:value="0.368627450980392" calcext:value-type="float">
            <text:p>0.368627450980392</text:p>
          </table:table-cell>
          <table:table-cell table:formula="of:=ROUNDDOWN([.C165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65]-1" office:value-type="float" office:value="93" calcext:value-type="float">
            <text:p>93</text:p>
          </table:table-cell>
          <table:table-cell table:formula="of:=[.B166]*10/255" office:value-type="float" office:value="3.64705882352941" calcext:value-type="float">
            <text:p>3.64705882352941</text:p>
          </table:table-cell>
          <table:table-cell table:formula="of:=[.B166]/255" office:value-type="float" office:value="0.364705882352941" calcext:value-type="float">
            <text:p>0.364705882352941</text:p>
          </table:table-cell>
          <table:table-cell table:formula="of:=ROUNDDOWN([.C166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66]-1" office:value-type="float" office:value="92" calcext:value-type="float">
            <text:p>92</text:p>
          </table:table-cell>
          <table:table-cell table:formula="of:=[.B167]*10/255" office:value-type="float" office:value="3.6078431372549" calcext:value-type="float">
            <text:p>3.6078431372549</text:p>
          </table:table-cell>
          <table:table-cell table:formula="of:=[.B167]/255" office:value-type="float" office:value="0.36078431372549" calcext:value-type="float">
            <text:p>0.36078431372549</text:p>
          </table:table-cell>
          <table:table-cell table:formula="of:=ROUNDDOWN([.C167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67]-1" office:value-type="float" office:value="91" calcext:value-type="float">
            <text:p>91</text:p>
          </table:table-cell>
          <table:table-cell table:formula="of:=[.B168]*10/255" office:value-type="float" office:value="3.56862745098039" calcext:value-type="float">
            <text:p>3.56862745098039</text:p>
          </table:table-cell>
          <table:table-cell table:formula="of:=[.B168]/255" office:value-type="float" office:value="0.356862745098039" calcext:value-type="float">
            <text:p>0.356862745098039</text:p>
          </table:table-cell>
          <table:table-cell table:formula="of:=ROUNDDOWN([.C168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68]-1" office:value-type="float" office:value="90" calcext:value-type="float">
            <text:p>90</text:p>
          </table:table-cell>
          <table:table-cell table:formula="of:=[.B169]*10/255" office:value-type="float" office:value="3.52941176470588" calcext:value-type="float">
            <text:p>3.52941176470588</text:p>
          </table:table-cell>
          <table:table-cell table:formula="of:=[.B169]/255" office:value-type="float" office:value="0.352941176470588" calcext:value-type="float">
            <text:p>0.352941176470588</text:p>
          </table:table-cell>
          <table:table-cell table:formula="of:=ROUNDDOWN([.C169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69]-1" office:value-type="float" office:value="89" calcext:value-type="float">
            <text:p>89</text:p>
          </table:table-cell>
          <table:table-cell table:formula="of:=[.B170]*10/255" office:value-type="float" office:value="3.49019607843137" calcext:value-type="float">
            <text:p>3.49019607843137</text:p>
          </table:table-cell>
          <table:table-cell table:formula="of:=[.B170]/255" office:value-type="float" office:value="0.349019607843137" calcext:value-type="float">
            <text:p>0.349019607843137</text:p>
          </table:table-cell>
          <table:table-cell table:formula="of:=ROUNDDOWN([.C170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70]-1" office:value-type="float" office:value="88" calcext:value-type="float">
            <text:p>88</text:p>
          </table:table-cell>
          <table:table-cell table:formula="of:=[.B171]*10/255" office:value-type="float" office:value="3.45098039215686" calcext:value-type="float">
            <text:p>3.45098039215686</text:p>
          </table:table-cell>
          <table:table-cell table:formula="of:=[.B171]/255" office:value-type="float" office:value="0.345098039215686" calcext:value-type="float">
            <text:p>0.345098039215686</text:p>
          </table:table-cell>
          <table:table-cell table:formula="of:=ROUNDDOWN([.C171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71]-1" office:value-type="float" office:value="87" calcext:value-type="float">
            <text:p>87</text:p>
          </table:table-cell>
          <table:table-cell table:formula="of:=[.B172]*10/255" office:value-type="float" office:value="3.41176470588235" calcext:value-type="float">
            <text:p>3.41176470588235</text:p>
          </table:table-cell>
          <table:table-cell table:formula="of:=[.B172]/255" office:value-type="float" office:value="0.341176470588235" calcext:value-type="float">
            <text:p>0.341176470588235</text:p>
          </table:table-cell>
          <table:table-cell table:formula="of:=ROUNDDOWN([.C172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72]-1" office:value-type="float" office:value="86" calcext:value-type="float">
            <text:p>86</text:p>
          </table:table-cell>
          <table:table-cell table:formula="of:=[.B173]*10/255" office:value-type="float" office:value="3.37254901960784" calcext:value-type="float">
            <text:p>3.37254901960784</text:p>
          </table:table-cell>
          <table:table-cell table:formula="of:=[.B173]/255" office:value-type="float" office:value="0.337254901960784" calcext:value-type="float">
            <text:p>0.337254901960784</text:p>
          </table:table-cell>
          <table:table-cell table:formula="of:=ROUNDDOWN([.C173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73]-1" office:value-type="float" office:value="85" calcext:value-type="float">
            <text:p>85</text:p>
          </table:table-cell>
          <table:table-cell table:formula="of:=[.B174]*10/255" office:value-type="float" office:value="3.33333333333333" calcext:value-type="float">
            <text:p>3.33333333333333</text:p>
          </table:table-cell>
          <table:table-cell table:formula="of:=[.B174]/255" office:value-type="float" office:value="0.333333333333333" calcext:value-type="float">
            <text:p>0.333333333333333</text:p>
          </table:table-cell>
          <table:table-cell table:formula="of:=ROUNDDOWN([.C174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74]-1" office:value-type="float" office:value="84" calcext:value-type="float">
            <text:p>84</text:p>
          </table:table-cell>
          <table:table-cell table:formula="of:=[.B175]*10/255" office:value-type="float" office:value="3.29411764705882" calcext:value-type="float">
            <text:p>3.29411764705882</text:p>
          </table:table-cell>
          <table:table-cell table:formula="of:=[.B175]/255" office:value-type="float" office:value="0.329411764705882" calcext:value-type="float">
            <text:p>0.329411764705882</text:p>
          </table:table-cell>
          <table:table-cell table:formula="of:=ROUNDDOWN([.C175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75]-1" office:value-type="float" office:value="83" calcext:value-type="float">
            <text:p>83</text:p>
          </table:table-cell>
          <table:table-cell table:formula="of:=[.B176]*10/255" office:value-type="float" office:value="3.25490196078431" calcext:value-type="float">
            <text:p>3.25490196078431</text:p>
          </table:table-cell>
          <table:table-cell table:formula="of:=[.B176]/255" office:value-type="float" office:value="0.325490196078431" calcext:value-type="float">
            <text:p>0.325490196078431</text:p>
          </table:table-cell>
          <table:table-cell table:formula="of:=ROUNDDOWN([.C176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76]-1" office:value-type="float" office:value="82" calcext:value-type="float">
            <text:p>82</text:p>
          </table:table-cell>
          <table:table-cell table:formula="of:=[.B177]*10/255" office:value-type="float" office:value="3.2156862745098" calcext:value-type="float">
            <text:p>3.2156862745098</text:p>
          </table:table-cell>
          <table:table-cell table:formula="of:=[.B177]/255" office:value-type="float" office:value="0.32156862745098" calcext:value-type="float">
            <text:p>0.32156862745098</text:p>
          </table:table-cell>
          <table:table-cell table:formula="of:=ROUNDDOWN([.C177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77]-1" office:value-type="float" office:value="81" calcext:value-type="float">
            <text:p>81</text:p>
          </table:table-cell>
          <table:table-cell table:formula="of:=[.B178]*10/255" office:value-type="float" office:value="3.17647058823529" calcext:value-type="float">
            <text:p>3.17647058823529</text:p>
          </table:table-cell>
          <table:table-cell table:formula="of:=[.B178]/255" office:value-type="float" office:value="0.317647058823529" calcext:value-type="float">
            <text:p>0.317647058823529</text:p>
          </table:table-cell>
          <table:table-cell table:formula="of:=ROUNDDOWN([.C178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78]-1" office:value-type="float" office:value="80" calcext:value-type="float">
            <text:p>80</text:p>
          </table:table-cell>
          <table:table-cell table:formula="of:=[.B179]*10/255" office:value-type="float" office:value="3.13725490196078" calcext:value-type="float">
            <text:p>3.13725490196078</text:p>
          </table:table-cell>
          <table:table-cell table:formula="of:=[.B179]/255" office:value-type="float" office:value="0.313725490196078" calcext:value-type="float">
            <text:p>0.313725490196078</text:p>
          </table:table-cell>
          <table:table-cell table:formula="of:=ROUNDDOWN([.C179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79]-1" office:value-type="float" office:value="79" calcext:value-type="float">
            <text:p>79</text:p>
          </table:table-cell>
          <table:table-cell table:formula="of:=[.B180]*10/255" office:value-type="float" office:value="3.09803921568627" calcext:value-type="float">
            <text:p>3.09803921568627</text:p>
          </table:table-cell>
          <table:table-cell table:formula="of:=[.B180]/255" office:value-type="float" office:value="0.309803921568627" calcext:value-type="float">
            <text:p>0.309803921568627</text:p>
          </table:table-cell>
          <table:table-cell table:formula="of:=ROUNDDOWN([.C180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80]-1" office:value-type="float" office:value="78" calcext:value-type="float">
            <text:p>78</text:p>
          </table:table-cell>
          <table:table-cell table:formula="of:=[.B181]*10/255" office:value-type="float" office:value="3.05882352941176" calcext:value-type="float">
            <text:p>3.05882352941176</text:p>
          </table:table-cell>
          <table:table-cell table:formula="of:=[.B181]/255" office:value-type="float" office:value="0.305882352941176" calcext:value-type="float">
            <text:p>0.305882352941176</text:p>
          </table:table-cell>
          <table:table-cell table:formula="of:=ROUNDDOWN([.C181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81]-1" office:value-type="float" office:value="77" calcext:value-type="float">
            <text:p>77</text:p>
          </table:table-cell>
          <table:table-cell table:formula="of:=[.B182]*10/255" office:value-type="float" office:value="3.01960784313725" calcext:value-type="float">
            <text:p>3.01960784313725</text:p>
          </table:table-cell>
          <table:table-cell table:formula="of:=[.B182]/255" office:value-type="float" office:value="0.301960784313725" calcext:value-type="float">
            <text:p>0.301960784313725</text:p>
          </table:table-cell>
          <table:table-cell table:formula="of:=ROUNDDOWN([.C182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82]-1" office:value-type="float" office:value="76" calcext:value-type="float">
            <text:p>76</text:p>
          </table:table-cell>
          <table:table-cell table:formula="of:=[.B183]*10/255" office:value-type="float" office:value="2.98039215686275" calcext:value-type="float">
            <text:p>2.98039215686275</text:p>
          </table:table-cell>
          <table:table-cell table:formula="of:=[.B183]/255" office:value-type="float" office:value="0.298039215686274" calcext:value-type="float">
            <text:p>0.298039215686274</text:p>
          </table:table-cell>
          <table:table-cell table:formula="of:=ROUNDDOWN([.C183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3]-1" office:value-type="float" office:value="75" calcext:value-type="float">
            <text:p>75</text:p>
          </table:table-cell>
          <table:table-cell table:formula="of:=[.B184]*10/255" office:value-type="float" office:value="2.94117647058824" calcext:value-type="float">
            <text:p>2.94117647058824</text:p>
          </table:table-cell>
          <table:table-cell table:formula="of:=[.B184]/255" office:value-type="float" office:value="0.294117647058823" calcext:value-type="float">
            <text:p>0.294117647058823</text:p>
          </table:table-cell>
          <table:table-cell table:formula="of:=ROUNDDOWN([.C184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4]-1" office:value-type="float" office:value="74" calcext:value-type="float">
            <text:p>74</text:p>
          </table:table-cell>
          <table:table-cell table:formula="of:=[.B185]*10/255" office:value-type="float" office:value="2.90196078431373" calcext:value-type="float">
            <text:p>2.90196078431373</text:p>
          </table:table-cell>
          <table:table-cell table:formula="of:=[.B185]/255" office:value-type="float" office:value="0.290196078431373" calcext:value-type="float">
            <text:p>0.290196078431373</text:p>
          </table:table-cell>
          <table:table-cell table:formula="of:=ROUNDDOWN([.C185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5]-1" office:value-type="float" office:value="73" calcext:value-type="float">
            <text:p>73</text:p>
          </table:table-cell>
          <table:table-cell table:formula="of:=[.B186]*10/255" office:value-type="float" office:value="2.86274509803922" calcext:value-type="float">
            <text:p>2.86274509803922</text:p>
          </table:table-cell>
          <table:table-cell table:formula="of:=[.B186]/255" office:value-type="float" office:value="0.286274509803922" calcext:value-type="float">
            <text:p>0.286274509803922</text:p>
          </table:table-cell>
          <table:table-cell table:formula="of:=ROUNDDOWN([.C186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6]-1" office:value-type="float" office:value="72" calcext:value-type="float">
            <text:p>72</text:p>
          </table:table-cell>
          <table:table-cell table:formula="of:=[.B187]*10/255" office:value-type="float" office:value="2.82352941176471" calcext:value-type="float">
            <text:p>2.82352941176471</text:p>
          </table:table-cell>
          <table:table-cell table:formula="of:=[.B187]/255" office:value-type="float" office:value="0.282352941176471" calcext:value-type="float">
            <text:p>0.282352941176471</text:p>
          </table:table-cell>
          <table:table-cell table:formula="of:=ROUNDDOWN([.C187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7]-1" office:value-type="float" office:value="71" calcext:value-type="float">
            <text:p>71</text:p>
          </table:table-cell>
          <table:table-cell table:formula="of:=[.B188]*10/255" office:value-type="float" office:value="2.7843137254902" calcext:value-type="float">
            <text:p>2.7843137254902</text:p>
          </table:table-cell>
          <table:table-cell table:formula="of:=[.B188]/255" office:value-type="float" office:value="0.27843137254902" calcext:value-type="float">
            <text:p>0.27843137254902</text:p>
          </table:table-cell>
          <table:table-cell table:formula="of:=ROUNDDOWN([.C188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8]-1" office:value-type="float" office:value="70" calcext:value-type="float">
            <text:p>70</text:p>
          </table:table-cell>
          <table:table-cell table:formula="of:=[.B189]*10/255" office:value-type="float" office:value="2.74509803921569" calcext:value-type="float">
            <text:p>2.74509803921569</text:p>
          </table:table-cell>
          <table:table-cell table:formula="of:=[.B189]/255" office:value-type="float" office:value="0.274509803921569" calcext:value-type="float">
            <text:p>0.274509803921569</text:p>
          </table:table-cell>
          <table:table-cell table:formula="of:=ROUNDDOWN([.C189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9]-1" office:value-type="float" office:value="69" calcext:value-type="float">
            <text:p>69</text:p>
          </table:table-cell>
          <table:table-cell table:formula="of:=[.B190]*10/255" office:value-type="float" office:value="2.70588235294118" calcext:value-type="float">
            <text:p>2.70588235294118</text:p>
          </table:table-cell>
          <table:table-cell table:formula="of:=[.B190]/255" office:value-type="float" office:value="0.270588235294118" calcext:value-type="float">
            <text:p>0.270588235294118</text:p>
          </table:table-cell>
          <table:table-cell table:formula="of:=ROUNDDOWN([.C190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0]-1" office:value-type="float" office:value="68" calcext:value-type="float">
            <text:p>68</text:p>
          </table:table-cell>
          <table:table-cell table:formula="of:=[.B191]*10/255" office:value-type="float" office:value="2.66666666666667" calcext:value-type="float">
            <text:p>2.66666666666667</text:p>
          </table:table-cell>
          <table:table-cell table:formula="of:=[.B191]/255" office:value-type="float" office:value="0.266666666666667" calcext:value-type="float">
            <text:p>0.266666666666667</text:p>
          </table:table-cell>
          <table:table-cell table:formula="of:=ROUNDDOWN([.C191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1]-1" office:value-type="float" office:value="67" calcext:value-type="float">
            <text:p>67</text:p>
          </table:table-cell>
          <table:table-cell table:formula="of:=[.B192]*10/255" office:value-type="float" office:value="2.62745098039216" calcext:value-type="float">
            <text:p>2.62745098039216</text:p>
          </table:table-cell>
          <table:table-cell table:formula="of:=[.B192]/255" office:value-type="float" office:value="0.262745098039216" calcext:value-type="float">
            <text:p>0.262745098039216</text:p>
          </table:table-cell>
          <table:table-cell table:formula="of:=ROUNDDOWN([.C192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2]-1" office:value-type="float" office:value="66" calcext:value-type="float">
            <text:p>66</text:p>
          </table:table-cell>
          <table:table-cell table:formula="of:=[.B193]*10/255" office:value-type="float" office:value="2.58823529411765" calcext:value-type="float">
            <text:p>2.58823529411765</text:p>
          </table:table-cell>
          <table:table-cell table:formula="of:=[.B193]/255" office:value-type="float" office:value="0.258823529411765" calcext:value-type="float">
            <text:p>0.258823529411765</text:p>
          </table:table-cell>
          <table:table-cell table:formula="of:=ROUNDDOWN([.C193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3]-1" office:value-type="float" office:value="65" calcext:value-type="float">
            <text:p>65</text:p>
          </table:table-cell>
          <table:table-cell table:formula="of:=[.B194]*10/255" office:value-type="float" office:value="2.54901960784314" calcext:value-type="float">
            <text:p>2.54901960784314</text:p>
          </table:table-cell>
          <table:table-cell table:formula="of:=[.B194]/255" office:value-type="float" office:value="0.254901960784314" calcext:value-type="float">
            <text:p>0.254901960784314</text:p>
          </table:table-cell>
          <table:table-cell table:formula="of:=ROUNDDOWN([.C194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4]-1" office:value-type="float" office:value="64" calcext:value-type="float">
            <text:p>64</text:p>
          </table:table-cell>
          <table:table-cell table:formula="of:=[.B195]*10/255" office:value-type="float" office:value="2.50980392156863" calcext:value-type="float">
            <text:p>2.50980392156863</text:p>
          </table:table-cell>
          <table:table-cell table:formula="of:=[.B195]/255" office:value-type="float" office:value="0.250980392156863" calcext:value-type="float">
            <text:p>0.250980392156863</text:p>
          </table:table-cell>
          <table:table-cell table:formula="of:=ROUNDDOWN([.C195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5]-1" office:value-type="float" office:value="63" calcext:value-type="float">
            <text:p>63</text:p>
          </table:table-cell>
          <table:table-cell table:formula="of:=[.B196]*10/255" office:value-type="float" office:value="2.47058823529412" calcext:value-type="float">
            <text:p>2.47058823529412</text:p>
          </table:table-cell>
          <table:table-cell table:formula="of:=[.B196]/255" office:value-type="float" office:value="0.247058823529412" calcext:value-type="float">
            <text:p>0.247058823529412</text:p>
          </table:table-cell>
          <table:table-cell table:formula="of:=ROUNDDOWN([.C196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6]-1" office:value-type="float" office:value="62" calcext:value-type="float">
            <text:p>62</text:p>
          </table:table-cell>
          <table:table-cell table:formula="of:=[.B197]*10/255" office:value-type="float" office:value="2.43137254901961" calcext:value-type="float">
            <text:p>2.43137254901961</text:p>
          </table:table-cell>
          <table:table-cell table:formula="of:=[.B197]/255" office:value-type="float" office:value="0.243137254901961" calcext:value-type="float">
            <text:p>0.243137254901961</text:p>
          </table:table-cell>
          <table:table-cell table:formula="of:=ROUNDDOWN([.C197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7]-1" office:value-type="float" office:value="61" calcext:value-type="float">
            <text:p>61</text:p>
          </table:table-cell>
          <table:table-cell table:formula="of:=[.B198]*10/255" office:value-type="float" office:value="2.3921568627451" calcext:value-type="float">
            <text:p>2.3921568627451</text:p>
          </table:table-cell>
          <table:table-cell table:formula="of:=[.B198]/255" office:value-type="float" office:value="0.23921568627451" calcext:value-type="float">
            <text:p>0.23921568627451</text:p>
          </table:table-cell>
          <table:table-cell table:formula="of:=ROUNDDOWN([.C198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8]-1" office:value-type="float" office:value="60" calcext:value-type="float">
            <text:p>60</text:p>
          </table:table-cell>
          <table:table-cell table:formula="of:=[.B199]*10/255" office:value-type="float" office:value="2.35294117647059" calcext:value-type="float">
            <text:p>2.35294117647059</text:p>
          </table:table-cell>
          <table:table-cell table:formula="of:=[.B199]/255" office:value-type="float" office:value="0.235294117647059" calcext:value-type="float">
            <text:p>0.235294117647059</text:p>
          </table:table-cell>
          <table:table-cell table:formula="of:=ROUNDDOWN([.C199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9]-1" office:value-type="float" office:value="59" calcext:value-type="float">
            <text:p>59</text:p>
          </table:table-cell>
          <table:table-cell table:formula="of:=[.B200]*10/255" office:value-type="float" office:value="2.31372549019608" calcext:value-type="float">
            <text:p>2.31372549019608</text:p>
          </table:table-cell>
          <table:table-cell table:formula="of:=[.B200]/255" office:value-type="float" office:value="0.231372549019608" calcext:value-type="float">
            <text:p>0.231372549019608</text:p>
          </table:table-cell>
          <table:table-cell table:formula="of:=ROUNDDOWN([.C200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0]-1" office:value-type="float" office:value="58" calcext:value-type="float">
            <text:p>58</text:p>
          </table:table-cell>
          <table:table-cell table:formula="of:=[.B201]*10/255" office:value-type="float" office:value="2.27450980392157" calcext:value-type="float">
            <text:p>2.27450980392157</text:p>
          </table:table-cell>
          <table:table-cell table:formula="of:=[.B201]/255" office:value-type="float" office:value="0.227450980392157" calcext:value-type="float">
            <text:p>0.227450980392157</text:p>
          </table:table-cell>
          <table:table-cell table:formula="of:=ROUNDDOWN([.C201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1]-1" office:value-type="float" office:value="57" calcext:value-type="float">
            <text:p>57</text:p>
          </table:table-cell>
          <table:table-cell table:formula="of:=[.B202]*10/255" office:value-type="float" office:value="2.23529411764706" calcext:value-type="float">
            <text:p>2.23529411764706</text:p>
          </table:table-cell>
          <table:table-cell table:formula="of:=[.B202]/255" office:value-type="float" office:value="0.223529411764706" calcext:value-type="float">
            <text:p>0.223529411764706</text:p>
          </table:table-cell>
          <table:table-cell table:formula="of:=ROUNDDOWN([.C202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2]-1" office:value-type="float" office:value="56" calcext:value-type="float">
            <text:p>56</text:p>
          </table:table-cell>
          <table:table-cell table:formula="of:=[.B203]*10/255" office:value-type="float" office:value="2.19607843137255" calcext:value-type="float">
            <text:p>2.19607843137255</text:p>
          </table:table-cell>
          <table:table-cell table:formula="of:=[.B203]/255" office:value-type="float" office:value="0.219607843137255" calcext:value-type="float">
            <text:p>0.219607843137255</text:p>
          </table:table-cell>
          <table:table-cell table:formula="of:=ROUNDDOWN([.C203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3]-1" office:value-type="float" office:value="55" calcext:value-type="float">
            <text:p>55</text:p>
          </table:table-cell>
          <table:table-cell table:formula="of:=[.B204]*10/255" office:value-type="float" office:value="2.15686274509804" calcext:value-type="float">
            <text:p>2.15686274509804</text:p>
          </table:table-cell>
          <table:table-cell table:formula="of:=[.B204]/255" office:value-type="float" office:value="0.215686274509804" calcext:value-type="float">
            <text:p>0.215686274509804</text:p>
          </table:table-cell>
          <table:table-cell table:formula="of:=ROUNDDOWN([.C204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4]-1" office:value-type="float" office:value="54" calcext:value-type="float">
            <text:p>54</text:p>
          </table:table-cell>
          <table:table-cell table:formula="of:=[.B205]*10/255" office:value-type="float" office:value="2.11764705882353" calcext:value-type="float">
            <text:p>2.11764705882353</text:p>
          </table:table-cell>
          <table:table-cell table:formula="of:=[.B205]/255" office:value-type="float" office:value="0.211764705882353" calcext:value-type="float">
            <text:p>0.211764705882353</text:p>
          </table:table-cell>
          <table:table-cell table:formula="of:=ROUNDDOWN([.C205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5]-1" office:value-type="float" office:value="53" calcext:value-type="float">
            <text:p>53</text:p>
          </table:table-cell>
          <table:table-cell table:formula="of:=[.B206]*10/255" office:value-type="float" office:value="2.07843137254902" calcext:value-type="float">
            <text:p>2.07843137254902</text:p>
          </table:table-cell>
          <table:table-cell table:formula="of:=[.B206]/255" office:value-type="float" office:value="0.207843137254902" calcext:value-type="float">
            <text:p>0.207843137254902</text:p>
          </table:table-cell>
          <table:table-cell table:formula="of:=ROUNDDOWN([.C206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6]-1" office:value-type="float" office:value="52" calcext:value-type="float">
            <text:p>52</text:p>
          </table:table-cell>
          <table:table-cell table:formula="of:=[.B207]*10/255" office:value-type="float" office:value="2.03921568627451" calcext:value-type="float">
            <text:p>2.03921568627451</text:p>
          </table:table-cell>
          <table:table-cell table:formula="of:=[.B207]/255" office:value-type="float" office:value="0.203921568627451" calcext:value-type="float">
            <text:p>0.203921568627451</text:p>
          </table:table-cell>
          <table:table-cell table:formula="of:=ROUNDDOWN([.C207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7]-1" office:value-type="float" office:value="51" calcext:value-type="float">
            <text:p>51</text:p>
          </table:table-cell>
          <table:table-cell table:formula="of:=[.B208]*10/255" office:value-type="float" office:value="2" calcext:value-type="float">
            <text:p>2</text:p>
          </table:table-cell>
          <table:table-cell table:formula="of:=[.B208]/255" office:value-type="float" office:value="0.2" calcext:value-type="float">
            <text:p>0.2</text:p>
          </table:table-cell>
          <table:table-cell table:formula="of:=ROUNDDOWN([.C208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8]-1" office:value-type="float" office:value="50" calcext:value-type="float">
            <text:p>50</text:p>
          </table:table-cell>
          <table:table-cell table:formula="of:=[.B209]*10/255" office:value-type="float" office:value="1.96078431372549" calcext:value-type="float">
            <text:p>1.96078431372549</text:p>
          </table:table-cell>
          <table:table-cell table:formula="of:=[.B209]/255" office:value-type="float" office:value="0.196078431372549" calcext:value-type="float">
            <text:p>0.196078431372549</text:p>
          </table:table-cell>
          <table:table-cell table:formula="of:=ROUNDDOWN([.C20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09]-1" office:value-type="float" office:value="49" calcext:value-type="float">
            <text:p>49</text:p>
          </table:table-cell>
          <table:table-cell table:formula="of:=[.B210]*10/255" office:value-type="float" office:value="1.92156862745098" calcext:value-type="float">
            <text:p>1.92156862745098</text:p>
          </table:table-cell>
          <table:table-cell table:formula="of:=[.B210]/255" office:value-type="float" office:value="0.192156862745098" calcext:value-type="float">
            <text:p>0.192156862745098</text:p>
          </table:table-cell>
          <table:table-cell table:formula="of:=ROUNDDOWN([.C21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10]-1" office:value-type="float" office:value="48" calcext:value-type="float">
            <text:p>48</text:p>
          </table:table-cell>
          <table:table-cell table:formula="of:=[.B211]*10/255" office:value-type="float" office:value="1.88235294117647" calcext:value-type="float">
            <text:p>1.88235294117647</text:p>
          </table:table-cell>
          <table:table-cell table:formula="of:=[.B211]/255" office:value-type="float" office:value="0.188235294117647" calcext:value-type="float">
            <text:p>0.188235294117647</text:p>
          </table:table-cell>
          <table:table-cell table:formula="of:=ROUNDDOWN([.C211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11]-1" office:value-type="float" office:value="47" calcext:value-type="float">
            <text:p>47</text:p>
          </table:table-cell>
          <table:table-cell table:formula="of:=[.B212]*10/255" office:value-type="float" office:value="1.84313725490196" calcext:value-type="float">
            <text:p>1.84313725490196</text:p>
          </table:table-cell>
          <table:table-cell table:formula="of:=[.B212]/255" office:value-type="float" office:value="0.184313725490196" calcext:value-type="float">
            <text:p>0.184313725490196</text:p>
          </table:table-cell>
          <table:table-cell table:formula="of:=ROUNDDOWN([.C21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12]-1" office:value-type="float" office:value="46" calcext:value-type="float">
            <text:p>46</text:p>
          </table:table-cell>
          <table:table-cell table:formula="of:=[.B213]*10/255" office:value-type="float" office:value="1.80392156862745" calcext:value-type="float">
            <text:p>1.80392156862745</text:p>
          </table:table-cell>
          <table:table-cell table:formula="of:=[.B213]/255" office:value-type="float" office:value="0.180392156862745" calcext:value-type="float">
            <text:p>0.180392156862745</text:p>
          </table:table-cell>
          <table:table-cell table:formula="of:=ROUNDDOWN([.C21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13]-1" office:value-type="float" office:value="45" calcext:value-type="float">
            <text:p>45</text:p>
          </table:table-cell>
          <table:table-cell table:formula="of:=[.B214]*10/255" office:value-type="float" office:value="1.76470588235294" calcext:value-type="float">
            <text:p>1.76470588235294</text:p>
          </table:table-cell>
          <table:table-cell table:formula="of:=[.B214]/255" office:value-type="float" office:value="0.176470588235294" calcext:value-type="float">
            <text:p>0.176470588235294</text:p>
          </table:table-cell>
          <table:table-cell table:formula="of:=ROUNDDOWN([.C214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14]-1" office:value-type="float" office:value="44" calcext:value-type="float">
            <text:p>44</text:p>
          </table:table-cell>
          <table:table-cell table:formula="of:=[.B215]*10/255" office:value-type="float" office:value="1.72549019607843" calcext:value-type="float">
            <text:p>1.72549019607843</text:p>
          </table:table-cell>
          <table:table-cell table:formula="of:=[.B215]/255" office:value-type="float" office:value="0.172549019607843" calcext:value-type="float">
            <text:p>0.172549019607843</text:p>
          </table:table-cell>
          <table:table-cell table:formula="of:=ROUNDDOWN([.C215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15]-1" office:value-type="float" office:value="43" calcext:value-type="float">
            <text:p>43</text:p>
          </table:table-cell>
          <table:table-cell table:formula="of:=[.B216]*10/255" office:value-type="float" office:value="1.68627450980392" calcext:value-type="float">
            <text:p>1.68627450980392</text:p>
          </table:table-cell>
          <table:table-cell table:formula="of:=[.B216]/255" office:value-type="float" office:value="0.168627450980392" calcext:value-type="float">
            <text:p>0.168627450980392</text:p>
          </table:table-cell>
          <table:table-cell table:formula="of:=ROUNDDOWN([.C216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16]-1" office:value-type="float" office:value="42" calcext:value-type="float">
            <text:p>42</text:p>
          </table:table-cell>
          <table:table-cell table:formula="of:=[.B217]*10/255" office:value-type="float" office:value="1.64705882352941" calcext:value-type="float">
            <text:p>1.64705882352941</text:p>
          </table:table-cell>
          <table:table-cell table:formula="of:=[.B217]/255" office:value-type="float" office:value="0.164705882352941" calcext:value-type="float">
            <text:p>0.164705882352941</text:p>
          </table:table-cell>
          <table:table-cell table:formula="of:=ROUNDDOWN([.C217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17]-1" office:value-type="float" office:value="41" calcext:value-type="float">
            <text:p>41</text:p>
          </table:table-cell>
          <table:table-cell table:formula="of:=[.B218]*10/255" office:value-type="float" office:value="1.6078431372549" calcext:value-type="float">
            <text:p>1.6078431372549</text:p>
          </table:table-cell>
          <table:table-cell table:formula="of:=[.B218]/255" office:value-type="float" office:value="0.16078431372549" calcext:value-type="float">
            <text:p>0.16078431372549</text:p>
          </table:table-cell>
          <table:table-cell table:formula="of:=ROUNDDOWN([.C218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18]-1" office:value-type="float" office:value="40" calcext:value-type="float">
            <text:p>40</text:p>
          </table:table-cell>
          <table:table-cell table:formula="of:=[.B219]*10/255" office:value-type="float" office:value="1.56862745098039" calcext:value-type="float">
            <text:p>1.56862745098039</text:p>
          </table:table-cell>
          <table:table-cell table:formula="of:=[.B219]/255" office:value-type="float" office:value="0.156862745098039" calcext:value-type="float">
            <text:p>0.156862745098039</text:p>
          </table:table-cell>
          <table:table-cell table:formula="of:=ROUNDDOWN([.C21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19]-1" office:value-type="float" office:value="39" calcext:value-type="float">
            <text:p>39</text:p>
          </table:table-cell>
          <table:table-cell table:formula="of:=[.B220]*10/255" office:value-type="float" office:value="1.52941176470588" calcext:value-type="float">
            <text:p>1.52941176470588</text:p>
          </table:table-cell>
          <table:table-cell table:formula="of:=[.B220]/255" office:value-type="float" office:value="0.152941176470588" calcext:value-type="float">
            <text:p>0.152941176470588</text:p>
          </table:table-cell>
          <table:table-cell table:formula="of:=ROUNDDOWN([.C22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20]-1" office:value-type="float" office:value="38" calcext:value-type="float">
            <text:p>38</text:p>
          </table:table-cell>
          <table:table-cell table:formula="of:=[.B221]*10/255" office:value-type="float" office:value="1.49019607843137" calcext:value-type="float">
            <text:p>1.49019607843137</text:p>
          </table:table-cell>
          <table:table-cell table:formula="of:=[.B221]/255" office:value-type="float" office:value="0.149019607843137" calcext:value-type="float">
            <text:p>0.149019607843137</text:p>
          </table:table-cell>
          <table:table-cell table:formula="of:=ROUNDDOWN([.C221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21]-1" office:value-type="float" office:value="37" calcext:value-type="float">
            <text:p>37</text:p>
          </table:table-cell>
          <table:table-cell table:formula="of:=[.B222]*10/255" office:value-type="float" office:value="1.45098039215686" calcext:value-type="float">
            <text:p>1.45098039215686</text:p>
          </table:table-cell>
          <table:table-cell table:formula="of:=[.B222]/255" office:value-type="float" office:value="0.145098039215686" calcext:value-type="float">
            <text:p>0.145098039215686</text:p>
          </table:table-cell>
          <table:table-cell table:formula="of:=ROUNDDOWN([.C22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22]-1" office:value-type="float" office:value="36" calcext:value-type="float">
            <text:p>36</text:p>
          </table:table-cell>
          <table:table-cell table:formula="of:=[.B223]*10/255" office:value-type="float" office:value="1.41176470588235" calcext:value-type="float">
            <text:p>1.41176470588235</text:p>
          </table:table-cell>
          <table:table-cell table:formula="of:=[.B223]/255" office:value-type="float" office:value="0.141176470588235" calcext:value-type="float">
            <text:p>0.141176470588235</text:p>
          </table:table-cell>
          <table:table-cell table:formula="of:=ROUNDDOWN([.C22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23]-1" office:value-type="float" office:value="35" calcext:value-type="float">
            <text:p>35</text:p>
          </table:table-cell>
          <table:table-cell table:formula="of:=[.B224]*10/255" office:value-type="float" office:value="1.37254901960784" calcext:value-type="float">
            <text:p>1.37254901960784</text:p>
          </table:table-cell>
          <table:table-cell table:formula="of:=[.B224]/255" office:value-type="float" office:value="0.137254901960784" calcext:value-type="float">
            <text:p>0.137254901960784</text:p>
          </table:table-cell>
          <table:table-cell table:formula="of:=ROUNDDOWN([.C224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24]-1" office:value-type="float" office:value="34" calcext:value-type="float">
            <text:p>34</text:p>
          </table:table-cell>
          <table:table-cell table:formula="of:=[.B225]*10/255" office:value-type="float" office:value="1.33333333333333" calcext:value-type="float">
            <text:p>1.33333333333333</text:p>
          </table:table-cell>
          <table:table-cell table:formula="of:=[.B225]/255" office:value-type="float" office:value="0.133333333333333" calcext:value-type="float">
            <text:p>0.133333333333333</text:p>
          </table:table-cell>
          <table:table-cell table:formula="of:=ROUNDDOWN([.C225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25]-1" office:value-type="float" office:value="33" calcext:value-type="float">
            <text:p>33</text:p>
          </table:table-cell>
          <table:table-cell table:formula="of:=[.B226]*10/255" office:value-type="float" office:value="1.29411764705882" calcext:value-type="float">
            <text:p>1.29411764705882</text:p>
          </table:table-cell>
          <table:table-cell table:formula="of:=[.B226]/255" office:value-type="float" office:value="0.129411764705882" calcext:value-type="float">
            <text:p>0.129411764705882</text:p>
          </table:table-cell>
          <table:table-cell table:formula="of:=ROUNDDOWN([.C226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26]-1" office:value-type="float" office:value="32" calcext:value-type="float">
            <text:p>32</text:p>
          </table:table-cell>
          <table:table-cell table:formula="of:=[.B227]*10/255" office:value-type="float" office:value="1.25490196078431" calcext:value-type="float">
            <text:p>1.25490196078431</text:p>
          </table:table-cell>
          <table:table-cell table:formula="of:=[.B227]/255" office:value-type="float" office:value="0.125490196078431" calcext:value-type="float">
            <text:p>0.125490196078431</text:p>
          </table:table-cell>
          <table:table-cell table:formula="of:=ROUNDDOWN([.C227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27]-1" office:value-type="float" office:value="31" calcext:value-type="float">
            <text:p>31</text:p>
          </table:table-cell>
          <table:table-cell table:formula="of:=[.B228]*10/255" office:value-type="float" office:value="1.2156862745098" calcext:value-type="float">
            <text:p>1.2156862745098</text:p>
          </table:table-cell>
          <table:table-cell table:formula="of:=[.B228]/255" office:value-type="float" office:value="0.12156862745098" calcext:value-type="float">
            <text:p>0.12156862745098</text:p>
          </table:table-cell>
          <table:table-cell table:formula="of:=ROUNDDOWN([.C228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28]-1" office:value-type="float" office:value="30" calcext:value-type="float">
            <text:p>30</text:p>
          </table:table-cell>
          <table:table-cell table:formula="of:=[.B229]*10/255" office:value-type="float" office:value="1.17647058823529" calcext:value-type="float">
            <text:p>1.17647058823529</text:p>
          </table:table-cell>
          <table:table-cell table:formula="of:=[.B229]/255" office:value-type="float" office:value="0.117647058823529" calcext:value-type="float">
            <text:p>0.117647058823529</text:p>
          </table:table-cell>
          <table:table-cell table:formula="of:=ROUNDDOWN([.C22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29]-1" office:value-type="float" office:value="29" calcext:value-type="float">
            <text:p>29</text:p>
          </table:table-cell>
          <table:table-cell table:formula="of:=[.B230]*10/255" office:value-type="float" office:value="1.13725490196078" calcext:value-type="float">
            <text:p>1.13725490196078</text:p>
          </table:table-cell>
          <table:table-cell table:formula="of:=[.B230]/255" office:value-type="float" office:value="0.113725490196078" calcext:value-type="float">
            <text:p>0.113725490196078</text:p>
          </table:table-cell>
          <table:table-cell table:formula="of:=ROUNDDOWN([.C23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30]-1" office:value-type="float" office:value="28" calcext:value-type="float">
            <text:p>28</text:p>
          </table:table-cell>
          <table:table-cell table:formula="of:=[.B231]*10/255" office:value-type="float" office:value="1.09803921568627" calcext:value-type="float">
            <text:p>1.09803921568627</text:p>
          </table:table-cell>
          <table:table-cell table:formula="of:=[.B231]/255" office:value-type="float" office:value="0.109803921568627" calcext:value-type="float">
            <text:p>0.109803921568627</text:p>
          </table:table-cell>
          <table:table-cell table:formula="of:=ROUNDDOWN([.C231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31]-1" office:value-type="float" office:value="27" calcext:value-type="float">
            <text:p>27</text:p>
          </table:table-cell>
          <table:table-cell table:formula="of:=[.B232]*10/255" office:value-type="float" office:value="1.05882352941176" calcext:value-type="float">
            <text:p>1.05882352941176</text:p>
          </table:table-cell>
          <table:table-cell table:formula="of:=[.B232]/255" office:value-type="float" office:value="0.105882352941176" calcext:value-type="float">
            <text:p>0.105882352941176</text:p>
          </table:table-cell>
          <table:table-cell table:formula="of:=ROUNDDOWN([.C23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32]-1" office:value-type="float" office:value="26" calcext:value-type="float">
            <text:p>26</text:p>
          </table:table-cell>
          <table:table-cell table:formula="of:=[.B233]*10/255" office:value-type="float" office:value="1.01960784313725" calcext:value-type="float">
            <text:p>1.01960784313725</text:p>
          </table:table-cell>
          <table:table-cell table:formula="of:=[.B233]/255" office:value-type="float" office:value="0.101960784313725" calcext:value-type="float">
            <text:p>0.101960784313725</text:p>
          </table:table-cell>
          <table:table-cell table:formula="of:=ROUNDDOWN([.C23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33]-1" office:value-type="float" office:value="25" calcext:value-type="float">
            <text:p>25</text:p>
          </table:table-cell>
          <table:table-cell table:formula="of:=[.B234]*10/255" office:value-type="float" office:value="0.980392156862745" calcext:value-type="float">
            <text:p>0.980392156862745</text:p>
          </table:table-cell>
          <table:table-cell table:formula="of:=[.B234]/255" office:value-type="float" office:value="0.0980392156862745" calcext:value-type="float">
            <text:p>0.098039215686275</text:p>
          </table:table-cell>
          <table:table-cell table:formula="of:=ROUNDDOWN([.C23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4]-1" office:value-type="float" office:value="24" calcext:value-type="float">
            <text:p>24</text:p>
          </table:table-cell>
          <table:table-cell table:formula="of:=[.B235]*10/255" office:value-type="float" office:value="0.941176470588235" calcext:value-type="float">
            <text:p>0.941176470588235</text:p>
          </table:table-cell>
          <table:table-cell table:formula="of:=[.B235]/255" office:value-type="float" office:value="0.0941176470588235" calcext:value-type="float">
            <text:p>0.094117647058824</text:p>
          </table:table-cell>
          <table:table-cell table:formula="of:=ROUNDDOWN([.C23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5]-1" office:value-type="float" office:value="23" calcext:value-type="float">
            <text:p>23</text:p>
          </table:table-cell>
          <table:table-cell table:formula="of:=[.B236]*10/255" office:value-type="float" office:value="0.901960784313726" calcext:value-type="float">
            <text:p>0.901960784313726</text:p>
          </table:table-cell>
          <table:table-cell table:formula="of:=[.B236]/255" office:value-type="float" office:value="0.0901960784313726" calcext:value-type="float">
            <text:p>0.090196078431373</text:p>
          </table:table-cell>
          <table:table-cell table:formula="of:=ROUNDDOWN([.C23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6]-1" office:value-type="float" office:value="22" calcext:value-type="float">
            <text:p>22</text:p>
          </table:table-cell>
          <table:table-cell table:formula="of:=[.B237]*10/255" office:value-type="float" office:value="0.862745098039216" calcext:value-type="float">
            <text:p>0.862745098039216</text:p>
          </table:table-cell>
          <table:table-cell table:formula="of:=[.B237]/255" office:value-type="float" office:value="0.0862745098039216" calcext:value-type="float">
            <text:p>0.086274509803922</text:p>
          </table:table-cell>
          <table:table-cell table:formula="of:=ROUNDDOWN([.C23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7]-1" office:value-type="float" office:value="21" calcext:value-type="float">
            <text:p>21</text:p>
          </table:table-cell>
          <table:table-cell table:formula="of:=[.B238]*10/255" office:value-type="float" office:value="0.823529411764706" calcext:value-type="float">
            <text:p>0.823529411764706</text:p>
          </table:table-cell>
          <table:table-cell table:formula="of:=[.B238]/255" office:value-type="float" office:value="0.0823529411764706" calcext:value-type="float">
            <text:p>0.082352941176471</text:p>
          </table:table-cell>
          <table:table-cell table:formula="of:=ROUNDDOWN([.C23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8]-1" office:value-type="float" office:value="20" calcext:value-type="float">
            <text:p>20</text:p>
          </table:table-cell>
          <table:table-cell table:formula="of:=[.B239]*10/255" office:value-type="float" office:value="0.784313725490196" calcext:value-type="float">
            <text:p>0.784313725490196</text:p>
          </table:table-cell>
          <table:table-cell table:formula="of:=[.B239]/255" office:value-type="float" office:value="0.0784313725490196" calcext:value-type="float">
            <text:p>0.07843137254902</text:p>
          </table:table-cell>
          <table:table-cell table:formula="of:=ROUNDDOWN([.C23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9]-1" office:value-type="float" office:value="19" calcext:value-type="float">
            <text:p>19</text:p>
          </table:table-cell>
          <table:table-cell table:formula="of:=[.B240]*10/255" office:value-type="float" office:value="0.745098039215686" calcext:value-type="float">
            <text:p>0.745098039215686</text:p>
          </table:table-cell>
          <table:table-cell table:formula="of:=[.B240]/255" office:value-type="float" office:value="0.0745098039215686" calcext:value-type="float">
            <text:p>0.074509803921569</text:p>
          </table:table-cell>
          <table:table-cell table:formula="of:=ROUNDDOWN([.C24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0]-1" office:value-type="float" office:value="18" calcext:value-type="float">
            <text:p>18</text:p>
          </table:table-cell>
          <table:table-cell table:formula="of:=[.B241]*10/255" office:value-type="float" office:value="0.705882352941176" calcext:value-type="float">
            <text:p>0.705882352941176</text:p>
          </table:table-cell>
          <table:table-cell table:formula="of:=[.B241]/255" office:value-type="float" office:value="0.0705882352941176" calcext:value-type="float">
            <text:p>0.070588235294118</text:p>
          </table:table-cell>
          <table:table-cell table:formula="of:=ROUNDDOWN([.C24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1]-1" office:value-type="float" office:value="17" calcext:value-type="float">
            <text:p>17</text:p>
          </table:table-cell>
          <table:table-cell table:formula="of:=[.B242]*10/255" office:value-type="float" office:value="0.666666666666667" calcext:value-type="float">
            <text:p>0.666666666666667</text:p>
          </table:table-cell>
          <table:table-cell table:formula="of:=[.B242]/255" office:value-type="float" office:value="0.0666666666666667" calcext:value-type="float">
            <text:p>0.066666666666667</text:p>
          </table:table-cell>
          <table:table-cell table:formula="of:=ROUNDDOWN([.C24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2]-1" office:value-type="float" office:value="16" calcext:value-type="float">
            <text:p>16</text:p>
          </table:table-cell>
          <table:table-cell table:formula="of:=[.B243]*10/255" office:value-type="float" office:value="0.627450980392157" calcext:value-type="float">
            <text:p>0.627450980392157</text:p>
          </table:table-cell>
          <table:table-cell table:formula="of:=[.B243]/255" office:value-type="float" office:value="0.0627450980392157" calcext:value-type="float">
            <text:p>0.062745098039216</text:p>
          </table:table-cell>
          <table:table-cell table:formula="of:=ROUNDDOWN([.C24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3]-1" office:value-type="float" office:value="15" calcext:value-type="float">
            <text:p>15</text:p>
          </table:table-cell>
          <table:table-cell table:formula="of:=[.B244]*10/255" office:value-type="float" office:value="0.588235294117647" calcext:value-type="float">
            <text:p>0.588235294117647</text:p>
          </table:table-cell>
          <table:table-cell table:formula="of:=[.B244]/255" office:value-type="float" office:value="0.0588235294117647" calcext:value-type="float">
            <text:p>0.058823529411765</text:p>
          </table:table-cell>
          <table:table-cell table:formula="of:=ROUNDDOWN([.C24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4]-1" office:value-type="float" office:value="14" calcext:value-type="float">
            <text:p>14</text:p>
          </table:table-cell>
          <table:table-cell table:formula="of:=[.B245]*10/255" office:value-type="float" office:value="0.549019607843137" calcext:value-type="float">
            <text:p>0.549019607843137</text:p>
          </table:table-cell>
          <table:table-cell table:formula="of:=[.B245]/255" office:value-type="float" office:value="0.0549019607843137" calcext:value-type="float">
            <text:p>0.054901960784314</text:p>
          </table:table-cell>
          <table:table-cell table:formula="of:=ROUNDDOWN([.C24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5]-1" office:value-type="float" office:value="13" calcext:value-type="float">
            <text:p>13</text:p>
          </table:table-cell>
          <table:table-cell table:formula="of:=[.B246]*10/255" office:value-type="float" office:value="0.509803921568627" calcext:value-type="float">
            <text:p>0.509803921568627</text:p>
          </table:table-cell>
          <table:table-cell table:formula="of:=[.B246]/255" office:value-type="float" office:value="0.0509803921568627" calcext:value-type="float">
            <text:p>0.050980392156863</text:p>
          </table:table-cell>
          <table:table-cell table:formula="of:=ROUNDDOWN([.C24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6]-1" office:value-type="float" office:value="12" calcext:value-type="float">
            <text:p>12</text:p>
          </table:table-cell>
          <table:table-cell table:formula="of:=[.B247]*10/255" office:value-type="float" office:value="0.470588235294118" calcext:value-type="float">
            <text:p>0.470588235294118</text:p>
          </table:table-cell>
          <table:table-cell table:formula="of:=[.B247]/255" office:value-type="float" office:value="0.0470588235294118" calcext:value-type="float">
            <text:p>0.047058823529412</text:p>
          </table:table-cell>
          <table:table-cell table:formula="of:=ROUNDDOWN([.C24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7]-1" office:value-type="float" office:value="11" calcext:value-type="float">
            <text:p>11</text:p>
          </table:table-cell>
          <table:table-cell table:formula="of:=[.B248]*10/255" office:value-type="float" office:value="0.431372549019608" calcext:value-type="float">
            <text:p>0.431372549019608</text:p>
          </table:table-cell>
          <table:table-cell table:formula="of:=[.B248]/255" office:value-type="float" office:value="0.0431372549019608" calcext:value-type="float">
            <text:p>0.043137254901961</text:p>
          </table:table-cell>
          <table:table-cell table:formula="of:=ROUNDDOWN([.C24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8]-1" office:value-type="float" office:value="10" calcext:value-type="float">
            <text:p>10</text:p>
          </table:table-cell>
          <table:table-cell table:formula="of:=[.B249]*10/255" office:value-type="float" office:value="0.392156862745098" calcext:value-type="float">
            <text:p>0.392156862745098</text:p>
          </table:table-cell>
          <table:table-cell table:formula="of:=[.B249]/255" office:value-type="float" office:value="0.0392156862745098" calcext:value-type="float">
            <text:p>0.03921568627451</text:p>
          </table:table-cell>
          <table:table-cell table:formula="of:=ROUNDDOWN([.C24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9]-1" office:value-type="float" office:value="9" calcext:value-type="float">
            <text:p>9</text:p>
          </table:table-cell>
          <table:table-cell table:formula="of:=[.B250]*10/255" office:value-type="float" office:value="0.352941176470588" calcext:value-type="float">
            <text:p>0.352941176470588</text:p>
          </table:table-cell>
          <table:table-cell table:formula="of:=[.B250]/255" office:value-type="float" office:value="0.0352941176470588" calcext:value-type="float">
            <text:p>0.035294117647059</text:p>
          </table:table-cell>
          <table:table-cell table:formula="of:=ROUNDDOWN([.C25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0]-1" office:value-type="float" office:value="8" calcext:value-type="float">
            <text:p>8</text:p>
          </table:table-cell>
          <table:table-cell table:formula="of:=[.B251]*10/255" office:value-type="float" office:value="0.313725490196078" calcext:value-type="float">
            <text:p>0.313725490196078</text:p>
          </table:table-cell>
          <table:table-cell table:formula="of:=[.B251]/255" office:value-type="float" office:value="0.0313725490196078" calcext:value-type="float">
            <text:p>0.031372549019608</text:p>
          </table:table-cell>
          <table:table-cell table:formula="of:=ROUNDDOWN([.C25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1]-1" office:value-type="float" office:value="7" calcext:value-type="float">
            <text:p>7</text:p>
          </table:table-cell>
          <table:table-cell table:formula="of:=[.B252]*10/255" office:value-type="float" office:value="0.274509803921569" calcext:value-type="float">
            <text:p>0.274509803921569</text:p>
          </table:table-cell>
          <table:table-cell table:formula="of:=[.B252]/255" office:value-type="float" office:value="0.0274509803921569" calcext:value-type="float">
            <text:p>0.027450980392157</text:p>
          </table:table-cell>
          <table:table-cell table:formula="of:=ROUNDDOWN([.C25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2]-1" office:value-type="float" office:value="6" calcext:value-type="float">
            <text:p>6</text:p>
          </table:table-cell>
          <table:table-cell table:formula="of:=[.B253]*10/255" office:value-type="float" office:value="0.235294117647059" calcext:value-type="float">
            <text:p>0.235294117647059</text:p>
          </table:table-cell>
          <table:table-cell table:formula="of:=[.B253]/255" office:value-type="float" office:value="0.0235294117647059" calcext:value-type="float">
            <text:p>0.023529411764706</text:p>
          </table:table-cell>
          <table:table-cell table:formula="of:=ROUNDDOWN([.C25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3]-1" office:value-type="float" office:value="5" calcext:value-type="float">
            <text:p>5</text:p>
          </table:table-cell>
          <table:table-cell table:formula="of:=[.B254]*10/255" office:value-type="float" office:value="0.196078431372549" calcext:value-type="float">
            <text:p>0.196078431372549</text:p>
          </table:table-cell>
          <table:table-cell table:formula="of:=[.B254]/255" office:value-type="float" office:value="0.0196078431372549" calcext:value-type="float">
            <text:p>0.019607843137255</text:p>
          </table:table-cell>
          <table:table-cell table:formula="of:=ROUNDDOWN([.C25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4]-1" office:value-type="float" office:value="4" calcext:value-type="float">
            <text:p>4</text:p>
          </table:table-cell>
          <table:table-cell table:formula="of:=[.B255]*10/255" office:value-type="float" office:value="0.156862745098039" calcext:value-type="float">
            <text:p>0.156862745098039</text:p>
          </table:table-cell>
          <table:table-cell table:formula="of:=[.B255]/255" office:value-type="float" office:value="0.0156862745098039" calcext:value-type="float">
            <text:p>0.015686274509804</text:p>
          </table:table-cell>
          <table:table-cell table:formula="of:=ROUNDDOWN([.C25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5]-1" office:value-type="float" office:value="3" calcext:value-type="float">
            <text:p>3</text:p>
          </table:table-cell>
          <table:table-cell table:formula="of:=[.B256]*10/255" office:value-type="float" office:value="0.117647058823529" calcext:value-type="float">
            <text:p>0.117647058823529</text:p>
          </table:table-cell>
          <table:table-cell table:formula="of:=[.B256]/255" office:value-type="float" office:value="0.0117647058823529" calcext:value-type="float">
            <text:p>0.011764705882353</text:p>
          </table:table-cell>
          <table:table-cell table:formula="of:=ROUNDDOWN([.C25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6]-1" office:value-type="float" office:value="2" calcext:value-type="float">
            <text:p>2</text:p>
          </table:table-cell>
          <table:table-cell table:formula="of:=[.B257]*10/255" office:value-type="float" office:value="0.0784313725490196" calcext:value-type="float">
            <text:p>0.07843137254902</text:p>
          </table:table-cell>
          <table:table-cell table:formula="of:=[.B257]/255" office:value-type="float" office:value="0.00784313725490196" calcext:value-type="float">
            <text:p>0.007843137254902</text:p>
          </table:table-cell>
          <table:table-cell table:formula="of:=ROUNDDOWN([.C25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7]-1" office:value-type="float" office:value="1" calcext:value-type="float">
            <text:p>1</text:p>
          </table:table-cell>
          <table:table-cell table:formula="of:=[.B258]*10/255" office:value-type="float" office:value="0.0392156862745098" calcext:value-type="float">
            <text:p>0.03921568627451</text:p>
          </table:table-cell>
          <table:table-cell table:formula="of:=[.B258]/255" office:value-type="float" office:value="0.00392156862745098" calcext:value-type="float">
            <text:p>0.003921568627451</text:p>
          </table:table-cell>
          <table:table-cell table:formula="of:=ROUNDDOWN([.C25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8]-1" office:value-type="float" office:value="0" calcext:value-type="float">
            <text:p>0</text:p>
          </table:table-cell>
          <table:table-cell table:formula="of:=[.B259]*10/255" office:value-type="float" office:value="0" calcext:value-type="float">
            <text:p>0</text:p>
          </table:table-cell>
          <table:table-cell table:formula="of:=[.B259]/255" office:value-type="float" office:value="0" calcext:value-type="float">
            <text:p>0</text:p>
          </table:table-cell>
          <table:table-cell table:formula="of:=ROUNDDOWN([.C259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3:33:46.203000000</meta:creation-date>
    <dc:date>2020-08-10T13:58:38.661000000</dc:date>
    <meta:editing-duration>PT24M53S</meta:editing-duration>
    <meta:editing-cycles>2</meta:editing-cycles>
    <meta:generator>LibreOffice/6.0.5.2$Windows_X86_64 LibreOffice_project/54c8cbb85f300ac59db32fe8a675ff7683cd5a16</meta:generator>
    <meta:document-statistic meta:table-count="1" meta:cell-count="1025" meta:object-count="0"/>
  </office:meta>
</office:document-meta>
</file>